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2.0102in" fo:break-before="auto" style:use-optimal-row-height="true"/>
    </style:style>
    <style:style style:name="ro40" style:family="table-row">
      <style:table-row-properties style:row-height="1.3681in" fo:break-before="auto" style:use-optimal-row-height="true"/>
    </style:style>
    <style:style style:name="ro41" style:family="table-row">
      <style:table-row-properties style:row-height="2.6736in" fo:break-before="auto" style:use-optimal-row-height="tru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3311in" fo:break-before="auto" style:use-optimal-row-height="true"/>
    </style:style>
    <style:style style:name="ro44" style:family="table-row">
      <style:table-row-properties style:row-height="0.4866in" fo:break-before="auto" style:use-optimal-row-height="true"/>
    </style:style>
    <style:style style:name="ro4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fo:border="0.0008in solid #000000"/>
      <style:text-properties style:use-window-font-color="true" fo:font-weight="bold"/>
    </style:style>
    <style:style style:name="ce87" style:family="table-cell" style:parent-style-name="Default">
      <style:table-cell-properties fo:border="0.0008in solid #000000"/>
      <style:text-properties style:use-window-font-color="true" style:font-name="Arial"/>
    </style:style>
    <style:style style:name="ce88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="0.0008in solid #000000"/>
      <style:text-properties style:font-name="Arial"/>
    </style:style>
    <style:style style:name="ce92" style:family="table-cell" style:parent-style-name="Default">
      <style:table-cell-properties fo:border="0.0008in solid #000000"/>
      <style:text-properties style:font-name="Arial" fo:font-weight="bold"/>
    </style:style>
    <style:style style:name="ce93" style:family="table-cell" style:parent-style-name="Default">
      <style:table-cell-properties fo:border="0.0008in solid #000000"/>
      <style:text-properties style:font-name="Arial" fo:font-weight="normal"/>
    </style:style>
    <style:style style:name="ce94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6" style:family="table-cell" style:parent-style-name="Default">
      <style:table-cell-properties fo:border="0.0008in solid #000000"/>
    </style:style>
    <style:style style:name="ce97" style:family="table-cell" style:parent-style-name="Default">
      <style:table-cell-properties fo:wrap-option="wrap" fo:border="0.0008in solid #000000"/>
      <style:text-properties style:font-name="Ari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6" style:family="table-cell" style:parent-style-name="Default">
      <style:table-cell-properties fo:wrap-option="wrap"/>
      <style:text-properties style:font-name="Arial" fo:font-size="10pt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1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2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8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2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5" style:family="table-cell" style:parent-style-name="Default">
      <style:text-properties fo:color="#ff0000" style:font-name="Arial" fo:font-size="10pt"/>
    </style:style>
    <style:style style:name="ce15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4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70" style:family="table-cell" style:parent-style-name="Default">
      <style:table-cell-properties style:vertical-align="top"/>
    </style:style>
    <style:style style:name="ce17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Lucida Sans Unicode" style:font-size-asian="10pt"/>
    </style:style>
    <style:style style:name="ce18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9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2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3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7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2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6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8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6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3" style:family="table-cell" style:parent-style-name="Default">
      <style:table-cell-properties fo:border="0.0008in solid #000000"/>
      <style:text-properties style:font-name="Arial" fo:font-size="10pt"/>
    </style:style>
    <style:style style:name="ce224" style:family="table-cell" style:parent-style-name="Default">
      <style:table-cell-properties fo:background-color="transparent"/>
      <style:text-properties style:font-name="Arial" fo:font-size="10pt"/>
    </style:style>
    <style:style style:name="ce225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7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29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4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5" style:family="table-cell" style:parent-style-name="Default">
      <style:table-cell-properties style:vertical-align="top"/>
      <style:text-properties style:font-name="Arial" fo:font-size="10pt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9" style:family="table-cell" style:parent-style-name="Default">
      <style:table-cell-properties fo:border="0.0008in solid #000000"/>
      <style:text-properties fo:font-size="14pt" fo:font-weight="bold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Arial" fo:font-size="10pt"/>
    </style:style>
    <style:style style:name="T24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Arial" fo:font-size="10pt"/>
    </style:style>
    <style:style style:name="T26" style:family="text">
      <style:text-properties style:use-window-font-color="true" style:font-name="Tahoma1" fo:font-size="10pt"/>
    </style:style>
    <style:style style:name="T27" style:family="text">
      <style:text-properties style:font-name="Tahoma1" fo:font-size="10pt"/>
    </style:style>
    <style:style style:name="T28" style:family="text">
      <style:text-properties style:font-name="Arial" style:font-name-asian="Lucida Sans Unicode"/>
    </style:style>
    <style:style style:name="T2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0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1" style:family="text">
      <style:text-properties style:font-size-complex="10pt"/>
    </style:style>
    <style:style style:name="T32" style:family="text">
      <style:text-properties fo:language="en" fo:country="US" style:font-size-complex="10pt"/>
    </style:style>
    <style:style style:name="T33" style:family="text">
      <style:text-properties style:font-name-asian="Tahoma1" style:font-size-complex="10pt"/>
    </style:style>
    <style:style style:name="T34" style:family="text">
      <style:text-properties fo:font-weight="bold" style:font-size-complex="10pt"/>
    </style:style>
    <style:style style:name="T35" style:family="text">
      <style:text-properties fo:color="#0000ff"/>
    </style:style>
    <style:style style:name="T36" style:family="text">
      <style:text-properties fo:language="en" fo:country="US" fo:font-weight="bold"/>
    </style:style>
    <style:style style:name="T3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8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9" style:family="text">
      <style:text-properties fo:font-size="12pt"/>
    </style:style>
    <style:style style:name="T40" style:family="text">
      <style:text-properties style:use-window-font-color="true" fo:language="en" fo:country="US"/>
    </style:style>
    <style:style style:name="T41" style:family="text">
      <style:text-properties fo:color="#000000" style:font-name-asian="ＭＳ Ｐゴシック" style:font-name-complex="Tahoma"/>
    </style:style>
    <style:style style:name="T42" style:family="text">
      <style:text-properties fo:font-weight="normal" style:font-name-asian="Lucida Sans Unicode"/>
    </style:style>
    <style:style style:name="T43" style:family="text">
      <style:text-properties style:font-name-asian="Lucida Sans Unicode"/>
    </style:style>
    <style:style style:name="T44" style:family="text">
      <style:text-properties fo:font-weight="normal" style:font-name-asian="Tahoma1" style:font-weight-asian="normal" style:font-weight-complex="normal"/>
    </style:style>
    <style:style style:name="T45" style:family="text">
      <style:text-properties fo:color="#000000" fo:font-weight="normal" style:font-name-asian="Tahoma1" style:font-weight-asian="normal" style:font-weight-complex="normal"/>
    </style:style>
    <style:style style:name="T46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5">
            <text:p>255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254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4"/>
          <table:table-cell table:style-name="ce84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6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Create new account when un-check/Check Use captcha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text:span text:style-name="T7"> and dot</text:span>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sa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8" office:value-type="string">
            <text:p>Add new category with name starts with dash and underscore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2" office:value-type="string">
            <text:p>High</text:p>
          </table:table-cell>
          <table:table-cell table:style-name="ce91"/>
          <table:table-cell table:style-name="ce99"/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2"/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2" office:value-type="string">
            <text:p>High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3" office:value-type="string">
            <text:p>Medium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1" office:value-type="string">
            <text:p>High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4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4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16.002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0" office:value-type="string">
            <text:p>Check breadcumbs portlet when select a pag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1" office:value-type="string">
            <text:p>Check Sitemap portlet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2" office:value-type="string">
            <text:p>Check listing pages at the same level in Site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3" office:value-type="string">
            <text:p>Show sitemap after chose new portal to show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4" office:value-type="string">
            <text:p>Check showing sitemap in different skin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6" office:value-type="string">
            <text:p>Check showing when click Expand All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6" office:value-type="string">
            <text:p>Check showing when click Collapse All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7" office:value-type="string">
            <text:p>Check showing User Toolbar Site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7" office:value-type="string">
            <text:p>Check showing User Toolbar Group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6" office:value-type="string">
            <text:p>Check showing User Toolbar Dashboard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8" office:value-type="string">
            <text:p>Check displaying Site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8" office:value-type="string">
            <text:p>Check displaying Group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8" office:value-type="string">
            <text:p>Check displaying User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6" office:value-type="string">
            <text:p>Check showing in Admin toolbar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2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0" office:value-type="string">
            <text:p>Change position of gadget in Dashboard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0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2" office:value-type="string">
            <text:p>Add new tab for Dashboard includes some spac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3" office:value-type="string">
            <text:p>Edit tab for Dashboard with invalid valu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3" office:value-type="string">
            <text:p>Edit tab for Dashboard with some spac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3" office:value-type="string">
            <text:p>Delete tab for Dashboard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3" office:value-type="string">
            <text:p>Delete the last tab for Dashboard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 table:number-rows-repeated="13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8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0"/>
        <table:table-column table:style-name="co11" table:default-cell-style-name="ce100"/>
        <table:table-column table:style-name="co10" table:default-cell-style-name="ce100"/>
        <table:table-column table:style-name="co12" table:default-cell-style-name="ce114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0" table:number-columns-repeated="248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20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/>
          <table:table-cell table:style-name="ce116"/>
          <table:table-cell table:style-name="ce123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/>
          <table:table-cell table:style-name="ce106" office:value-type="string">
            <text:p>Total Main Cases:</text:p>
          </table:table-cell>
          <table:table-cell table:style-name="ce109" table:formula="oooc:=MAX([.A7:.A6669])" office:value-type="float" office:value="26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/>
          <table:table-cell table:style-name="ce116"/>
          <table:table-cell table:style-name="ce123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number-columns-repeated="6"/>
          <table:table-cell table:style-name="ce116"/>
          <table:table-cell table:style-name="ce12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0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1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7" office:value-type="string">
            <text:p>Show message alerts The "User Name:" field must start with a character. 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1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New account is created successfully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1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blank required fields</text:p>
          </table:table-cell>
          <table:table-cell table:style-name="ce117"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1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1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</text:span><text:span text:style-name="T16">characters in the middle (e.g: </text:span><text:span text:style-name="T16">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1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dot characters </text:span><text:span text:style-name="T16">as the first (e.g: 1brice.revenant or </text:span><text:span text:style-name="T16">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Show message alerts Username must start with a character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1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7"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User name the same with existing</text:p>
          </table:table-cell>
          <table:table-cell table:style-name="ce117"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7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1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1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, please enter a different name.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user name can not be empty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1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1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1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1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1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Fir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1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La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1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 First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1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La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 Last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1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First Name must start by a cha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1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Last Name starts with underscore, dash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Last Name must start by a cha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1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30" table:number-columns-repeated="238"/>
        </table:table-row>
        <table:table-row table:style-name="ro28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 Show message alert The "First/Last Name:" field must start with a character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30" table:number-columns-repeated="238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1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First/Last Name field contains space </text:p>
            <text:p/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Register new account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1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/Last Name less than 3 or over 30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ess than 3 or over 45 characters for First/Last Name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 First/Last name must be over 3 and 4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1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invalid format Email addres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s input email is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1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Reset function while creating new account</text:p>
          </table:table-cell>
          <table:table-cell table:style-name="ce117"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1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9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0"/>
        <table:table-column table:style-name="co11" table:default-cell-style-name="ce100"/>
        <table:table-column table:style-name="co10" table:default-cell-style-name="ce100"/>
        <table:table-column table:style-name="co12" table:default-cell-style-name="ce114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0" table:number-columns-repeated="248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8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/>
          <table:table-cell table:style-name="ce116"/>
          <table:table-cell table:style-name="ce123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/>
          <table:table-cell table:style-name="ce106" office:value-type="string">
            <text:p>Total Main Cases:</text:p>
          </table:table-cell>
          <table:table-cell table:style-name="ce109" table:formula="oooc:=MAX([.A7:.A6666])" office:value-type="float" office:value="28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/>
          <table:table-cell table:style-name="ce116"/>
          <table:table-cell table:style-name="ce123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number-columns-repeated="6"/>
          <table:table-cell table:style-name="ce116"/>
          <table:table-cell table:style-name="ce12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131" office:value-type="string">
            <text:p>PLT_25</text:p>
          </table:table-cell>
          <table:table-cell table:style-name="ce110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7" office:value-type="string">
            <text:p>Step 1: Show Account register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right</text:span>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1" office:value-type="string">
            <text:p>PLT_25</text:p>
          </table:table-cell>
          <table:table-cell table:style-name="ce111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7" office:value-type="string">
            <text:p>Show message alerts user name can not start with numbe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1" office:value-type="string">
            <text:p>PLT_25</text:p>
          </table:table-cell>
          <table:table-cell table:style-name="ce111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New account is creat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1" office:value-type="string">
            <text:p>PLT_25</text:p>
          </table:table-cell>
          <table:table-cell table:style-name="ce111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blank required fields</text:p>
          </table:table-cell>
          <table:table-cell table:style-name="ce117"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1" office:value-type="string">
            <text:p>PLT_25</text:p>
          </table:table-cell>
          <table:table-cell table:style-name="ce111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1" office:value-type="string">
            <text:p>PLT_25</text:p>
          </table:table-cell>
          <table:table-cell table:style-name="ce111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</text:span><text:span text:style-name="T16">characters in the middle (e.g: </text:span><text:span text:style-name="T16">brice.revenant or alli_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1" office:value-type="string">
            <text:p>PLT_25</text:p>
          </table:table-cell>
          <table:table-cell table:style-name="ce111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dot characters </text:span><text:span text:style-name="T16">as the first (e.g: 1brice.revenant or </text:span><text:span text:style-name="T16">_alli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name must start with a character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1" office:value-type="string">
            <text:p>PLT_25</text:p>
          </table:table-cell>
          <table:table-cell table:style-name="ce111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7"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User name the same with existing</text:p>
          </table:table-cell>
          <table:table-cell table:style-name="ce117"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1" office:value-type="string">
            <text:p>PLT_25</text:p>
          </table:table-cell>
          <table:table-cell table:style-name="ce111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1" office:value-type="string">
            <text:p>PLT_25</text:p>
          </table:table-cell>
          <table:table-cell table:style-name="ce111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user name can not be blank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1" office:value-type="string">
            <text:p>PLT_25</text:p>
          </table:table-cell>
          <table:table-cell table:style-name="ce111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1" office:value-type="string">
            <text:p>PLT_25</text:p>
          </table:table-cell>
          <table:table-cell table:style-name="ce111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1" office:value-type="string">
            <text:p>PLT_25</text:p>
          </table:table-cell>
          <table:table-cell table:style-name="ce111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1" office:value-type="string">
            <text:p>PLT_25</text:p>
          </table:table-cell>
          <table:table-cell table:style-name="ce111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1" office:value-type="string">
            <text:p>PLT_25</text:p>
          </table:table-cell>
          <table:table-cell table:style-name="ce111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1" office:value-type="string">
            <text:p>PLT_25</text:p>
          </table:table-cell>
          <table:table-cell table:style-name="ce111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La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Create new account successfully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1" office:value-type="string">
            <text:p>PLT_25</text:p>
          </table:table-cell>
          <table:table-cell table:style-name="ce111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 Name can not be started with numbe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1" office:value-type="string">
            <text:p>PLT_25</text:p>
          </table:table-cell>
          <table:table-cell table:style-name="ce111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La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Show message alert Last Name can not be started with numbe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1" office:value-type="string">
            <text:p>PLT_25</text:p>
          </table:table-cell>
          <table:table-cell table:style-name="ce111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First Name must start by a cha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1" office:value-type="string">
            <text:p>PLT_25</text:p>
          </table:table-cell>
          <table:table-cell table:style-name="ce111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Last Name starts with underscore, dash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Last Name must start by a cha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1" office:value-type="string">
            <text:p>PLT_25</text:p>
          </table:table-cell>
          <table:table-cell table:style-name="ce111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The "First/Last Name:" field must start with a character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1" office:value-type="string">
            <text:p>PLT_25</text:p>
          </table:table-cell>
          <table:table-cell table:style-name="ce111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/Last Name field contains space </text:p>
            <text:p/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Register new account successfully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1" office:value-type="string">
            <text:p>PLT_25</text:p>
          </table:table-cell>
          <table:table-cell table:style-name="ce111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/Last Name less than 3 or over 45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ess than 3 or over 45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/Last name must be over 3 and 45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1" office:value-type="string">
            <text:p>PLT_25</text:p>
          </table:table-cell>
          <table:table-cell table:style-name="ce111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invalid format Email addres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email is invali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1" office:value-type="string">
            <text:p>PLT_25</text:p>
          </table:table-cell>
          <table:table-cell table:style-name="ce111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Reset function while creating new account</text:p>
          </table:table-cell>
          <table:table-cell table:style-name="ce117"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1" office:value-type="string">
            <text:p>PLT_25</text:p>
          </table:table-cell>
          <table:table-cell table:style-name="ce111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required fields</text:span></text:p>
            <text:p><text:span text:style-name="T16">- Input invalid value in Text Validation </text:span><text:span text:style-name="T16">filed</text:span></text:p>
            <text:p><text:span text:style-name="T16">- Click </text:span><text:span text:style-name="T13">Subscribe</text:span></text:p>
          </table:table-cell>
          <table:table-cell table:style-name="ce117" office:value-type="string">
            <text:p>Show message alerts Text verification isn't correct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1" office:value-type="string">
            <text:p>PLT_25</text:p>
          </table:table-cell>
          <table:table-cell table:style-name="ce111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required 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table:style-name="ce117" office:value-type="string">
            <text:p>Show message alerts The field "Text validation:" is required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1" office:value-type="string">
            <text:p>PLT_26</text:p>
          </table:table-cell>
          <table:table-cell table:style-name="ce110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50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1: Show Account register form</text:p>
          </table:table-cell>
          <table:table-cell table:style-name="ce116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17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2: Show form to edit a page </text:p>
          </table:table-cell>
          <table:table-cell table:style-name="ce134" office:value-type="string">
            <text:p>- Go to <text:span text:style-name="T7">Site</text:span> <text:span text:style-name="T7">Editor/edit page</text:span></text:p>
          </table:table-cell>
          <table:table-cell table:style-name="ce136" office:value-type="string">
            <text:p>Edit page is show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3: Show form edit portlet</text:p>
          </table:table-cell>
          <table:table-cell table:style-name="ce133" office:value-type="string">
            <text:p>- Move cursor on portlet and click edit icon</text:p>
          </table:table-cell>
          <table:table-cell table:style-name="ce133" office:value-type="string">
            <text:p>Edit portlet form is show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4: Un-check Use capchar</text:p>
          </table:table-cell>
          <table:table-cell table:style-name="ce116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un-check successfully</text:p>
            <text:p>- Create new account is show with no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5: Check Use-capchar</text:p>
          </table:table-cell>
          <table:table-cell table:style-name="ce116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check successfully</text:p>
            <text:p>- Create new account is show with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18" table:number-rows-repeated="3">
          <table:table-cell table:style-name="ce116" table:number-columns-repeated="3"/>
          <table:table-cell table:style-name="ce113"/>
          <table:table-cell table:style-name="ce116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7" table:default-cell-style-name="ce100"/>
        <table:table-column table:style-name="co8" table:default-cell-style-name="ce137"/>
        <table:table-column table:style-name="co18" table:default-cell-style-name="ce139"/>
        <table:table-column table:style-name="co19" table:default-cell-style-name="ce139"/>
        <table:table-column table:style-name="co15" table:default-cell-style-name="ce139"/>
        <table:table-column table:style-name="co20" table:default-cell-style-name="ce139"/>
        <table:table-column table:style-name="co21" table:default-cell-style-name="ce139"/>
        <table:table-column table:style-name="co22" table:default-cell-style-name="ce139"/>
        <table:table-column table:style-name="co10" table:default-cell-style-name="ce139"/>
        <table:table-column table:style-name="co23" table:default-cell-style-name="ce139"/>
        <table:table-column table:style-name="co24" table:default-cell-style-name="ce139"/>
        <table:table-column table:style-name="co10" table:number-columns-repeated="6" table:default-cell-style-name="ce139"/>
        <table:table-column table:style-name="co10" table:number-columns-repeated="239" table:default-cell-style-name="ce100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1];[.$K1])" office:value-type="float" office:value="0">
            <text:p>0</text:p>
          </table:table-cell>
          <table:table-cell table:style-name="ce125" table:formula="oooc:=COUNTIF([.M$7:.M$1011];[.$K1])" office:value-type="float" office:value="0">
            <text:p>0</text:p>
          </table:table-cell>
          <table:table-cell table:style-name="ce125" table:formula="oooc:=COUNTIF([.N$7:.N$1011];[.$K1])" office:value-type="float" office:value="0">
            <text:p>0</text:p>
          </table:table-cell>
          <table:table-cell table:style-name="ce125" table:formula="oooc:=COUNTIF([.O$7:.O$1011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1];[.$K2])" office:value-type="float" office:value="0">
            <text:p>0</text:p>
          </table:table-cell>
          <table:table-cell table:style-name="ce125" table:formula="oooc:=COUNTIF([.M$7:.M$1011];[.$K2])" office:value-type="float" office:value="0">
            <text:p>0</text:p>
          </table:table-cell>
          <table:table-cell table:style-name="ce125" table:formula="oooc:=COUNTIF([.N$7:.N$1011];[.$K2])" office:value-type="float" office:value="0">
            <text:p>0</text:p>
          </table:table-cell>
          <table:table-cell table:style-name="ce125" table:formula="oooc:=COUNTIF([.O$7:.O$1011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1];[.$K3])" office:value-type="float" office:value="0">
            <text:p>0</text:p>
          </table:table-cell>
          <table:table-cell table:style-name="ce125" table:formula="oooc:=COUNTIF([.M$7:.M$1011];[.$K3])" office:value-type="float" office:value="0">
            <text:p>0</text:p>
          </table:table-cell>
          <table:table-cell table:style-name="ce125" table:formula="oooc:=COUNTIF([.N$7:.N$1011];[.$K3])" office:value-type="float" office:value="0">
            <text:p>0</text:p>
          </table:table-cell>
          <table:table-cell table:style-name="ce125" table:formula="oooc:=COUNTIF([.O$7:.O$1011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8:.A1009])" office:value-type="float" office:value="89" table:number-columns-spanned="3" table:number-rows-spanned="1">
            <text:p>8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1];[.$K4])" office:value-type="float" office:value="0">
            <text:p>0</text:p>
          </table:table-cell>
          <table:table-cell table:style-name="ce125" table:formula="oooc:=COUNTIF([.M$7:.M$1011];[.$K4])" office:value-type="float" office:value="0">
            <text:p>0</text:p>
          </table:table-cell>
          <table:table-cell table:style-name="ce125" table:formula="oooc:=COUNTIF([.N$7:.N$1011];[.$K4])" office:value-type="float" office:value="0">
            <text:p>0</text:p>
          </table:table-cell>
          <table:table-cell table:style-name="ce125" table:formula="oooc:=COUNTIF([.O$7:.O$1011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/>
          <table:table-cell table:style-name="ce100" table:number-columns-repeated="5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11];[.$K5])" office:value-type="float" office:value="0">
            <text:p>0</text:p>
          </table:table-cell>
          <table:table-cell table:style-name="ce125" table:formula="oooc:=COUNTIF([.M$7:.M$1011];[.$K5])" office:value-type="float" office:value="0">
            <text:p>0</text:p>
          </table:table-cell>
          <table:table-cell table:style-name="ce125" table:formula="oooc:=COUNTIF([.N$7:.N$1011];[.$K5])" office:value-type="float" office:value="0">
            <text:p>0</text:p>
          </table:table-cell>
          <table:table-cell table:style-name="ce125" table:formula="oooc:=COUNTIF([.O$7:.O$1011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6">
          <table:table-cell table:style-name="ce102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17" office:value-type="string">
            <text:p>Step 1: Show User management form</text:p>
          </table:table-cell>
          <table:table-cell table:style-name="ce117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<text:span text:style-name="T17"> form is </text:span><text:span text:style-name="T17">shown, includes:</text:span></text:p>
            <text:p>-<text:span text:style-name="T19"> User Management</text:span><text:span text:style-name="T17"> is chosen as </text:span><text:span text:style-name="T17">default, existing users list is shown </text:span><text:span text:style-name="T17">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17" office:value-type="string">
            <text:p>Medium</text:p>
          </table:table-cell>
          <table:table-cell table:style-name="ce151"/>
          <table:table-cell table:style-name="ce117" table:number-columns-repeated="6"/>
          <table:table-cell table:style-name="ce124"/>
          <table:table-cell table:style-name="ce154"/>
          <table:table-cell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17" office:value-type="string">
            <text:p>Step 1: Register new user</text:p>
          </table:table-cell>
          <table:table-cell table:style-name="ce117" office:value-type="string">
            <text:p>Register new valid user on New Staff page <text:a xlink:href="#creat_new_account">[detail]</text:a></text:p>
          </table:table-cell>
          <table:table-cell table:style-name="ce117" office:value-type="string">
            <text:p>New user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ing users list after registering new one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New user is updated into existing users list (click Quick Search icon to see the update)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17" office:value-type="string">
            <text:p>Step 1: Create users</text:p>
          </table:table-cell>
          <table:table-cell table:style-name="ce117" office:value-type="string">
            <text:p>Create some new valid users on Register page</text:p>
          </table:table-cell>
          <table:table-cell table:style-name="ce117" office:value-type="string">
            <text:p>Users are creat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2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e pages in users list after registering users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7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</text:span><text:span text:style-name="T17">icon will be disable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2: Check showing users list in next page of current page</text:p>
          </table:table-cell>
          <table:table-cell table:style-name="ce117" office:value-type="string">
            <text:p>Click <text:span text:style-name="T7">Next Page </text:span><text:span text:style-name="T17">icon</text:span></text:p>
          </table:table-cell>
          <table:table-cell table:style-name="ce117" office:value-type="string">
            <text:p>- Next 10 users from previous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3: Check showing user list in previous page of current page</text:p>
          </table:table-cell>
          <table:table-cell table:style-name="ce117" office:value-type="string">
            <text:p>Click <text:span text:style-name="T7">Previous Page</text:span> icon</text:p>
          </table:table-cell>
          <table:table-cell table:style-name="ce117" office:value-type="string">
            <text:p>- Previous 10 users from current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4: Check showing users list in Next 10 pages</text:p>
          </table:table-cell>
          <table:table-cell table:style-name="ce117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46" office:value-type="string">
            <text:p>10 users at page No: current selecting page +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5: Check showing users list in Next 10 pages</text:p>
          </table:table-cell>
          <table:table-cell table:style-name="ce117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46" office:value-type="string">
            <text:p>10 users at page No: current selecting page -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6: Check showing users list of specific selected page</text:p>
          </table:table-cell>
          <table:table-cell table:style-name="ce117" office:value-type="string">
            <text:p>Select a specific page number</text:p>
          </table:table-cell>
          <table:table-cell table:style-name="ce146" office:value-type="string">
            <text:p>Users at that page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out any searching keyword</text:p>
          </table:table-cell>
          <table:table-cell table:style-name="ce117" office:value-type="string">
            <text:p>Step 2: Check Search function without any searching keyword</text:p>
          </table:table-cell>
          <table:table-cell table:style-name="ce117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all registered existing users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2: Do search when search keyword does not exist</text:p>
          </table:table-cell>
          <table:table-cell table:style-name="ce117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3: Do search when search keyword matches un-selected search type</text:p>
          </table:table-cell>
          <table:table-cell table:style-name="ce117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completed word when searching keyword matches existing user(s)</text:p>
          </table:table-cell>
          <table:table-cell table:style-name="ce120" office:value-type="string">
            <text:p>Step 2: Do search</text:p>
          </table:table-cell>
          <table:table-cell table:style-name="ce120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0" office:value-type="string">
            <text:p>Return all registered existing users that match search keyword &amp; search type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4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-completed word when searching keyword matches existing user(s)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Return all registered existing users in list that match search keyword and search typ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2: Remove user</text:p>
          </table:table-cell>
          <table:table-cell table:style-name="ce117" office:value-type="string">
            <text:p>- Return to show all users list</text:p>
            <text:p>- Remove an user from users list</text:p>
          </table:table-cell>
          <table:table-cell table:style-name="ce117" office:value-type="string">
            <text:p>Deleted user is removed from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3: Search deleted user</text:p>
          </table:table-cell>
          <table:table-cell table:style-name="ce117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 completed word but has * to find the right or left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key word includes special characters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 list with message: No result found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Click <text:span text:style-name="T7">Edit user</text:span> icon of a specific user from list</text:p>
          </table:table-cell>
          <table:table-cell table:style-name="ce117" office:value-type="string">
            <text:p>Informations of corresponding user are shown with 3 tabs, Account Infor is select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3: Check displaying <text:span text:style-name="T7">Account </text:span><text:span text:style-name="T7">Infor</text:span> tab</text:p>
          </table:table-cell>
          <table:table-cell table:style-name="ce117" office:value-type="string">
            <text:p>Select <text:span text:style-name="T7">Account Infor</text:span> tab</text:p>
          </table:table-cell>
          <table:table-cell table:style-name="ce117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7">and </text:span><text:span text:style-name="T7">Confirm </text:span><text:span text:style-name="T7">New Password</text:span><text:span text:style-name="T17"> are shown only when </text:span><text:span text:style-name="T7">Change Password </text:span><text:span text:style-name="T17">option is checked, </text:span><text:span text:style-name="T17">otherwise, they're hidden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4: Check displaying <text:span text:style-name="T7">User </text:span><text:span text:style-name="T7">Profiles</text:span> tab</text:p>
          </table:table-cell>
          <table:table-cell table:style-name="ce117" office:value-type="string">
            <text:p>Select <text:span text:style-name="T7">User Profile</text:span></text:p>
          </table:table-cell>
          <table:table-cell table:style-name="ce117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option </text:span><text:span text:style-name="T17">is selected</text:span></text:p>
            <text:p><text:span text:style-name="T17">- </text:span><text:span text:style-name="T7">Business Infor</text:span><text:span text:style-name="T17"> is displayed if this </text:span><text:span text:style-name="T17">option is selec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5: Check displaying <text:span text:style-name="T7">User </text:span><text:span text:style-name="T7">Membership</text:span> tab</text:p>
          </table:table-cell>
          <table:table-cell table:style-name="ce117" office:value-type="string">
            <text:p>Select <text:span text:style-name="T7">User Membership </text:span><text:span text:style-name="T17">tab</text:span></text:p>
          </table:table-cell>
          <table:table-cell table:style-name="ce117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2: Edit with blank First Name</text:p>
          </table:table-cell>
          <table:table-cell table:style-name="ce117" office:value-type="string">
            <text:p>- Clear current value of First Name (leave blank)</text:p>
            <text:p>- Click <text:span text:style-name="T7">Save</text:span></text:p>
          </table:table-cell>
          <table:table-cell table:style-name="ce117" office:value-type="string">
            <text:p>Show message alerts First Name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3: Edit with First Name contains special characters in the middle</text:p>
          </table:table-cell>
          <table:table-cell table:style-name="ce117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Fir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4: Edit with First Name starts with invalid characters</text:p>
          </table:table-cell>
          <table:table-cell table:style-name="ce117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5: Edit with Fir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6: Edit with First Name contains space</text:p>
          </table:table-cell>
          <table:table-cell table:style-name="ce117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7: Edit with valid value for First Name</text:p>
          </table:table-cell>
          <table:table-cell table:style-name="ce117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8: Edit with First Name start with number</text:p>
          </table:table-cell>
          <table:table-cell table:style-name="ce117" office:value-type="string">
            <text:p>- Change current value of First Name with number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2: Edit with blank Last Name</text:p>
          </table:table-cell>
          <table:table-cell table:style-name="ce117" office:value-type="string">
            <text:p>- Clear current value of Last Name (leave blank)</text:p>
            <text:p>- Click <text:span text:style-name="T7">Save</text:span></text:p>
          </table:table-cell>
          <table:table-cell table:style-name="ce117" office:value-type="string">
            <text:p>Show message alerts Last Name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3: Edit with Last Name contains special characters in the middle</text:p>
          </table:table-cell>
          <table:table-cell table:style-name="ce117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La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4: Edit with Last Name starts with invalid characters</text:p>
          </table:table-cell>
          <table:table-cell table:style-name="ce117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5: Edit with La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6: Edit with Last Name contains space</text:p>
          </table:table-cell>
          <table:table-cell table:style-name="ce117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7: Edit with valid value for Last Name</text:p>
          </table:table-cell>
          <table:table-cell table:style-name="ce117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8: Edit with Last Name start with number</text:p>
          </table:table-cell>
          <table:table-cell table:style-name="ce117" office:value-type="string">
            <text:p>- Change current value of Last Name with number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2: Edit email with invalid format</text:p>
          </table:table-cell>
          <table:table-cell table:style-name="ce117" office:value-type="string">
            <text:p>- Change current value of Email with invalid format</text:p>
            <text:p>- Click <text:span text:style-name="T7">Save</text:span></text:p>
          </table:table-cell>
          <table:table-cell table:style-name="ce117" office:value-type="string">
            <text:p>Show message alerts email is invali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3: Edit with blank Email</text:p>
          </table:table-cell>
          <table:table-cell table:style-name="ce117" office:value-type="string">
            <text:p>- Leave current Email blank</text:p>
            <text:p>- Click <text:span text:style-name="T7">Save</text:span></text:p>
          </table:table-cell>
          <table:table-cell table:style-name="ce117" office:value-type="string">
            <text:p>Show message alerts Email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4: Edit with valid email</text:p>
          </table:table-cell>
          <table:table-cell table:style-name="ce117" office:value-type="string">
            <text:p>- Change current value of Email with valid value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2: Showing fields to input new password</text:p>
          </table:table-cell>
          <table:table-cell table:style-name="ce117" office:value-type="string">
            <text:p>Check <text:span text:style-name="T7">Change Password </text:span><text:span text:style-name="T17">option</text:span></text:p>
          </table:table-cell>
          <table:table-cell table:style-name="ce50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3: Edit with blank New Password</text:p>
          </table:table-cell>
          <table:table-cell table:style-name="ce144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0" office:value-type="string">
            <text:p>Show message alerts New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4: Edit with New Password/Confirm Password less than 6 characters</text:p>
          </table:table-cell>
          <table:table-cell table:style-name="ce120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5: Edit with New Password/Confirm Password over 30 characters</text:p>
          </table:table-cell>
          <table:table-cell table:style-name="ce120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s Password/Confirm Password can not be over 30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6: Edit with New Password &amp; Confirm Password are not the same</text:p>
          </table:table-cell>
          <table:table-cell table:style-name="ce120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7: Edit when copy from New Password and paste to Confirm Password field</text:p>
          </table:table-cell>
          <table:table-cell table:style-name="ce120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8: Edit with blank Confirm New Password</text:p>
          </table:table-cell>
          <table:table-cell table:style-name="ce120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0" office:value-type="string">
            <text:p>Show message alerts Confirm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9: Edit password with valid values</text:p>
          </table:table-cell>
          <table:table-cell table:style-name="ce120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Community Management 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Account Infor form</text:p>
            <text:p>- Click Cancel</text:p>
          </table:table-cell>
          <table:table-cell table:style-name="ce120" office:value-type="string">
            <text:p>Account Infor form is close and return to User Management form.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20" office:value-type="string">
            <text:p>Step 2: Change normal User Profile information</text:p>
          </table:table-cell>
          <table:table-cell table:style-name="ce117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7" office:value-type="string">
            <text:p>New changes are saved for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42" office:value-type="string">
            <text:p>Step 3: Change displaying language for user</text:p>
          </table:table-cell>
          <table:table-cell table:style-name="ce117" office:value-type="string">
            <text:p>- In Edit User Profile form: Select new language</text:p>
            <text:p>- Click <text:span text:style-name="T7">Save</text:span></text:p>
          </table:table-cell>
          <table:table-cell table:style-name="ce117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0" office:value-type="string">
            <text:p>Account Infor form is close and return to User Management form. No change is sav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7" office:value-type="string">
            <text:p>Corresponding role is removed from list of edited us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42" office:value-type="string">
            <text:p>Step 3: Check group's members list after remove a role of user</text:p>
          </table:table-cell>
          <table:table-cell table:style-name="ce117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7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out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Nothing is delet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7" office:value-type="string">
            <text:p>This user is removed from system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3: Check deleted user in <text:s/>group</text:p>
          </table:table-cell>
          <table:table-cell table:style-name="ce117" office:value-type="string">
            <text:p>- Select Group Management tab - Select group that deleted user belonged to</text:p>
          </table:table-cell>
          <table:table-cell table:style-name="ce117" office:value-type="string">
            <text:p>Deleted user is no more displayed in this group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4: Sign in by deleted account</text:p>
          </table:table-cell>
          <table:table-cell table:style-name="ce117" office:value-type="string">
            <text:p>Use username &amp; password of deleted user to sign in</text:p>
          </table:table-cell>
          <table:table-cell table:style-name="ce117" office:value-type="string">
            <text:p>Show message alerts this username/password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2: Search user</text:p>
          </table:table-cell>
          <table:table-cell table:style-name="ce117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- Matched users are displayed in search result</text:p>
            <text:p>- There's option to delete/edit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3: Delete user</text:p>
          </table:table-cell>
          <table:table-cell table:style-name="ce117" office:value-type="string">
            <text:p>Delete an user from search result</text:p>
          </table:table-cell>
          <table:table-cell table:style-name="ce117" office:value-type="string">
            <text:p>This user is removed from search res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4: Check all existing users list</text:p>
          </table:table-cell>
          <table:table-cell table:style-name="ce117" office:value-type="string">
            <text:p>- Leave Search text field blank </text:p>
            <text:p>- Click <text:span text:style-name="T7">Search</text:span> icon</text:p>
          </table:table-cell>
          <table:table-cell table:style-name="ce117" office:value-type="string">
            <text:p>Return all registered existing users in list except deleted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2: Show/hide sub group(s) of a specific group</text:p>
          </table:table-cell>
          <table:table-cell table:style-name="ce117" office:value-type="string">
            <text:p>Select a group from left pane by clicking cross icon (+) or clicking on group name</text:p>
          </table:table-cell>
          <table:table-cell table:style-name="ce117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3: Check showing path to selected group</text:p>
          </table:table-cell>
          <table:table-cell table:style-name="ce117" office:value-type="string">
            <text:p>Select a group then sub group</text:p>
          </table:table-cell>
          <table:table-cell table:style-name="ce117" office:value-type="string">
            <text:p>The path to sub group is displayed in the page above left &amp; right pan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4: Check Up level function while showing sub group</text:p>
          </table:table-cell>
          <table:table-cell table:style-name="ce117" office:value-type="string">
            <text:p>- Select a group then sub group</text:p>
            <text:p>- Click <text:span text:style-name="T7">Up level</text:span> icon</text:p>
          </table:table-cell>
          <table:table-cell table:style-name="ce117" office:value-type="string">
            <text:p>Current selecting group will be collapsed, return to expand its parent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5: Check Up level while showing last parent group</text:p>
          </table:table-cell>
          <table:table-cell table:style-name="ce117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Group Management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2: Select path to create group</text:p>
          </table:table-cell>
          <table:table-cell table:style-name="ce117" office:value-type="string">
            <text:p>Select group path from left pane</text:p>
          </table:table-cell>
          <table:table-cell table:style-name="ce117" office:value-type="string">
            <text:p>Group Path is displayed in the pane abov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42" office:value-type="string">
            <text:p>Step 3: Show add new group form</text:p>
          </table:table-cell>
          <table:table-cell table:style-name="ce117" office:value-type="string">
            <text:p>Click <text:span text:style-name="T7">Add a group</text:span> icon</text:p>
          </table:table-cell>
          <table:table-cell table:style-name="ce117" office:value-type="string">
            <text:p>Add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4: Adding new group</text:p>
          </table:table-cell>
          <table:table-cell table:style-name="ce120" office:value-type="string">
            <text:p>- Input valid values for fields in form</text:p>
            <text:p>- Click <text:span text:style-name="T7">Save</text:span></text:p>
          </table:table-cell>
          <table:table-cell table:style-name="ce120" office:value-type="string">
            <text:p>New group is added successfully and user is added into group created and <text:s/>updated in its parent</text:p>
          </table:table-cell>
          <table:table-cell table:style-name="ce117" office:value-type="string">
            <text:p>High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required fields</text:p>
          </table:table-cell>
          <table:table-cell table:style-name="ce117" office:value-type="string">
            <text:p>Step 2: Add group with blank name</text:p>
          </table:table-cell>
          <table:table-cell table:style-name="ce117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 required fields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starts with number</text:p>
          </table:table-cell>
          <table:table-cell table:style-name="ce117" office:value-type="string">
            <text:p>Step 2: Add group starts with number in Name</text:p>
          </table:table-cell>
          <table:table-cell table:style-name="ce117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 Group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text:span text:style-name="T7"> and dot</text:span>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4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<text:span text:style-name="T17">Add new group when Group Name </text:span><text:span text:style-name="T17">starts with <text:s text:c="2"/></text:span><text:span text:style-name="T15">dash</text:span><text:span text:style-name="T17"> and dot</text:span></text:p>
          </table:table-cell>
          <table:table-cell table:style-name="ce117" office:value-type="string">
            <text:p>Step 2: Add group with digit, <text:s/><text:span text:style-name="T9">dash</text:span> and dot in Group Name</text:p>
          </table:table-cell>
          <table:table-cell table:style-name="ce117" office:value-type="string">
            <text:p><text:span text:style-name="T9">- Input value for Group Name, start </text:span><text:span text:style-name="T9">with dash and dot </text:span>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must be start by character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8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2: Add new group with lower case</text:p>
          </table:table-cell>
          <table:table-cell table:style-name="ce117" office:value-type="string">
            <text:p>- Input value for Group Name with valid value ( e.g: test)</text:p>
            <text:p><text:s/>- Click Save</text:p>
          </table:table-cell>
          <table:table-cell table:style-name="ce120" office:value-type="string">
            <text:p>New group is added successfully and user is added into group created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3: Add new group with upper case</text:p>
          </table:table-cell>
          <table:table-cell table:style-name="ce117" office:value-type="string">
            <text:p>- Add second new group with the same group name but different with existing by lower/upper case ( e.g: Test)</text:p>
          </table:table-cell>
          <table:table-cell table:style-name="ce120" office:value-type="string">
            <text:p>New group is added successfully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Name contains space</text:p>
          </table:table-cell>
          <table:table-cell table:style-name="ce117" office:value-type="string">
            <text:p>Step 2: Add group with space in Name</text:p>
          </table:table-cell>
          <table:table-cell table:style-name="ce117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can not contains spac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contains special characters</text:p>
          </table:table-cell>
          <table:table-cell table:style-name="ce117" office:value-type="string">
            <text:p>Step 2: Add group with special characters in Name</text:p>
          </table:table-cell>
          <table:table-cell table:style-name="ce117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7" office:value-type="string">
            <text:p>Show message alerts group name can contain alpha, dash, digit and underscore on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17" office:value-type="string">
            <text:p>Step 2: Add group with Name less than 3 characters</text:p>
          </table:table-cell>
          <table:table-cell table:style-name="ce117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42" office:value-type="string">
            <text:p>Step 3: Add group with Name over 30 characters</text:p>
          </table:table-cell>
          <table:table-cell table:style-name="ce117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over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label</text:p>
          </table:table-cell>
          <table:table-cell table:style-name="ce117" office:value-type="string">
            <text:p>Step 2: Add group with blank Label</text:p>
          </table:table-cell>
          <table:table-cell table:style-name="ce117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7" office:value-type="string">
            <text:p>- Add new group successfully</text:p>
            <text:p>- Label for new added group will be the group name instead of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20" office:value-type="string">
            <text:p>Step 2: Add group with Label less than 3 characters</text:p>
          </table:table-cell>
          <table:table-cell table:style-name="ce117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7" office:value-type="string">
            <text:p>Show message alerts label must be more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42" office:value-type="string">
            <text:p>Step 3: Add group with Label over 30 characters</text:p>
          </table:table-cell>
          <table:table-cell table:style-name="ce117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Description over 255 characters</text:p>
          </table:table-cell>
          <table:table-cell table:style-name="ce120" office:value-type="string">
            <text:p>Step 2: Add group with Des less over 255 characters</text:p>
          </table:table-cell>
          <table:table-cell table:style-name="ce117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2: Create the first group</text:p>
          </table:table-cell>
          <table:table-cell table:style-name="ce117" office:value-type="string">
            <text:p>- Input valid values for fields</text:p>
            <text:p>- Click <text:span text:style-name="T7">Save</text:span></text:p>
          </table:table-cell>
          <table:table-cell table:style-name="ce117" office:value-type="string">
            <text:p>New group is added &amp; displayed in selected path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42" office:value-type="string">
            <text:p>Step 3: Create same name group in the same path</text:p>
          </table:table-cell>
          <table:table-cell table:style-name="ce117" office:value-type="string">
            <text:p>- Keep current group path</text:p>
            <text:p>- Create new group with same name like group created at step 2</text:p>
          </table:table-cell>
          <table:table-cell table:style-name="ce117" office:value-type="string">
            <text:p>Show message alerts this group name already exist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4: Create same name group in different paths</text:p>
          </table:table-cell>
          <table:table-cell table:style-name="ce144" office:value-type="string">
            <text:p>- Select another group path</text:p>
            <text:p>- Create new group with same name like group created at step 2</text:p>
          </table:table-cell>
          <table:table-cell table:style-name="ce120" office:value-type="string">
            <text:p>Create new same name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7" office:value-type="string">
            <text:p>Show message alerts user have to select one group to edi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blank Label</text:p>
          </table:table-cell>
          <table:table-cell table:style-name="ce142" office:value-type="string">
            <text:p>Step 2: Edit with blank Label</text:p>
          </table:table-cell>
          <table:table-cell table:style-name="ce117" office:value-type="string">
            <text:p>- Clean current value in Label, leave it blank</text:p>
            <text:p>- Click <text:span text:style-name="T7">Save</text:span></text:p>
          </table:table-cell>
          <table:table-cell table:style-name="ce117" office:value-type="string">
            <text:p>Edit group successfully, value for label is group Name instead of blank as defa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2" office:value-type="string">
            <text:p>Step 2: Edit with Label less than 3 characters</text:p>
          </table:table-cell>
          <table:table-cell table:style-name="ce120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7" office:value-type="string">
            <text:p>Show message alerts Label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3" office:value-type="string">
            <text:p>Step 3: Edit with Label over 30 characters</text:p>
          </table:table-cell>
          <table:table-cell table:style-name="ce120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3" office:value-type="string">
            <text:p>Show message alerts Label must be from 3 to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contains space</text:p>
          </table:table-cell>
          <table:table-cell table:style-name="ce120" office:value-type="string">
            <text:p>Step 2: Edit with Label contains space</text:p>
          </table:table-cell>
          <table:table-cell table:style-name="ce117" office:value-type="string">
            <text:p>- Change current value of Label contains space</text:p>
            <text:p>- Click <text:span text:style-name="T7">Save</text:span></text:p>
          </table:table-cell>
          <table:table-cell table:style-name="ce117" office:value-type="string">
            <text:p>Edit group successfully. Group is displayed in left pane with edited label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</text:p>
          </table:table-cell>
          <table:table-cell table:style-name="ce120" office:value-type="string">
            <text:p>Step 2: Change description of group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 with over max length</text:p>
          </table:table-cell>
          <table:table-cell table:style-name="ce120" office:value-type="string">
            <text:p>Step 2: Change description of group with over max length</text:p>
          </table:table-cell>
          <table:table-cell table:style-name="ce117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6" office:value-type="string">
            <text:p>Show message alerts group's description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ith deleting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7" office:value-type="string">
            <text:p>Selecting group and its sub groups are deleted. They're disappeared from groups list in lef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6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corresponding to </text:span><text:span text:style-name="T17">one group</text:span></text:p>
            <text:p><text:span text:style-name="T17">- Click </text:span><text:span text:style-name="T7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48" office:value-type="string">
            <text:p>Selecting group and its sub group are not removed from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17" office:value-type="string">
            <text:p>Step 1: Delete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7" office:value-type="string">
            <text:p>Show message alerts user have to select one group to delete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17" table:number-columns-repeated="6"/>
          <table:table-cell table:style-name="ce124"/>
          <table:table-cell table:style-name="ce152"/>
          <table:table-cell table:style-name="ce155" table:number-columns-repeated="238"/>
        </table:table-row>
        <table:table-row table:style-name="ro24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Create new group &amp; assign user A in new added group</text:p>
          </table:table-cell>
          <table:table-cell table:style-name="ce120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2: Check membership of user in a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47" office:value-type="string">
            <text:p>New added group name and user's role in that group are displayed in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3: Delete group</text:p>
          </table:table-cell>
          <table:table-cell table:style-name="ce120" office:value-type="string">
            <text:p>- Back to Group management</text:p>
            <text:p>- Delete new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4: Check membership of user in deleted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20" office:value-type="string">
            <text:p>Deleted group name and user's role in that group are disappears in list.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2: Create page for group</text:p>
          </table:table-cell>
          <table:table-cell table:style-name="ce117" office:value-type="string">
            <text:p>Use account of user A to create some pages for added group</text:p>
          </table:table-cell>
          <table:table-cell table:style-name="ce117" office:value-type="string">
            <text:p>- Create pages successfully</text:p>
            <text:p>- Those pages are listed in Manage Pages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3: Edit group's pages</text:p>
          </table:table-cell>
          <table:table-cell table:style-name="ce117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7" office:value-type="string">
            <text:p>Edit page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42" office:value-type="string">
            <text:p>Step 4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5: Check existing of deleted group's pages that was not changed Edit permission</text:p>
          </table:table-cell>
          <table:table-cell table:style-name="ce120" office:value-type="string">
            <text:p>- Go to <text:span text:style-name="T7">Exo Start/ Administration/ </text:span><text:span text:style-name="T7">Advanced/ Manage Pages</text:span></text:p>
            <text:p><text:span text:style-name="T17">- Search pages of deleted group</text:span></text:p>
          </table:table-cell>
          <table:table-cell table:style-name="ce120" office:value-type="string">
            <text:p>No page is foun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6: Check existing of deleted group's pages that was <text:s/>changed Edit permission</text:p>
          </table:table-cell>
          <table:table-cell table:style-name="ce144" office:value-type="string">
            <text:p>Search pages of deleted group with “owner is” is the group that was re-assigned Edit permission</text:p>
          </table:table-cell>
          <table:table-cell table:style-name="ce120" office:value-type="string">
            <text:p>Page B is returned in search resul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2: Check create page for added group by wizard</text:p>
          </table:table-cell>
          <table:table-cell table:style-name="ce120" office:value-type="string">
            <text:p>Use account of user A to create new page for added group by wizard</text:p>
          </table:table-cell>
          <table:table-cell table:style-name="ce120" office:value-type="string">
            <text:p>Added group's nav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3: Check create page for added group by Advanced</text:p>
          </table:table-cell>
          <table:table-cell table:style-name="ce120" office:value-type="string">
            <text:p>Use account of user A to create new page for added group in Manage Pages in Advanced</text:p>
          </table:table-cell>
          <table:table-cell table:style-name="ce120" office:value-type="string">
            <text:p>Added group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4: Delete group</text:p>
          </table:table-cell>
          <table:table-cell table:style-name="ce120" office:value-type="string">
            <text:p>Use Admin/HR account to delete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5: Check creating page for deleted group by wizard</text:p>
          </table:table-cell>
          <table:table-cell table:style-name="ce120" office:value-type="string">
            <text:p>Use account of user A to create new page for deleted group by wizard</text:p>
          </table:table-cell>
          <table:table-cell table:style-name="ce120" office:value-type="string">
            <text:p>Deleted group's nav disappears in list, can not select to create page for deleted group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20" office:value-type="string">
            <text:p>Step 6: Check creating page for deleted group by Advanced</text:p>
          </table:table-cell>
          <table:table-cell table:style-name="ce120" office:value-type="string">
            <text:p>Use account of user A to create new page for deleted group in Manage Pages in Advanced</text:p>
          </table:table-cell>
          <table:table-cell table:style-name="ce120" office:value-type="string">
            <text:p>Added group disappears from list, can not select to ad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2: Create navigation for added group</text:p>
          </table:table-cell>
          <table:table-cell table:style-name="ce144" office:value-type="string">
            <text:p>Use account of user A to create navigation for new added group in Edit Page &amp; Navigation</text:p>
          </table:table-cell>
          <table:table-cell table:style-name="ce120" office:value-type="string">
            <text:p>Navigation for new added group is created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42" office:value-type="string">
            <text:p>Step 3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4: Check existing of deleted group's navigation</text:p>
          </table:table-cell>
          <table:table-cell table:style-name="ce144" office:value-type="string">
            <text:p>Use Admin account to go to <text:span text:style-name="T7">Exo </text:span><text:span text:style-name="T7">Start/ Administration/ </text:span><text:span text:style-name="T7">Advanced/Edit Page &amp; Nav</text:span></text:p>
          </table:table-cell>
          <table:table-cell table:style-name="ce120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20" office:value-type="string">
            <text:p>Step 2: Show form to edit group</text:p>
          </table:table-cell>
          <table:table-cell table:style-name="ce117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42" office:value-type="string">
            <text:p>Step 3: Delete group</text:p>
          </table:table-cell>
          <table:table-cell table:style-name="ce117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group is being used, can not delet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2: Show form to edit group</text:p>
          </table:table-cell>
          <table:table-cell table:style-name="ce120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3: Delete group by another user</text:p>
          </table:table-cell>
          <table:table-cell table:style-name="ce120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roup and its sub group are removed from list. They're disappear from group list in the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7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17" office:value-type="string">
            <text:p>Delete group which is mandatory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corresponding to </text:span><text:span text:style-name="T17">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one</text:p>
          </table:table-cell>
          <table:table-cell table:style-name="ce120" office:value-type="string">
            <text:p>Step 2: Add user without select anyone</text:p>
          </table:table-cell>
          <table:table-cell table:style-name="ce117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 have to input user nam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n-available user into group</text:p>
          </table:table-cell>
          <table:table-cell table:style-name="ce120" office:value-type="string">
            <text:p>Step 2: Add unavailable user</text:p>
          </table:table-cell>
          <table:table-cell table:style-name="ce117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17" office:value-type="string">
            <text:p>Show message alerts input user name does not ex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3: Search available user with completed user name</text:p>
          </table:table-cell>
          <table:table-cell table:style-name="ce117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17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4: Search un-available user</text:p>
          </table:table-cell>
          <table:table-cell table:style-name="ce144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0" office:value-type="string">
            <text:p>No result is returned in search resul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5: Search with in completed word but has * to find the left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6: Search with not completed word</text:p>
          </table:table-cell>
          <table:table-cell table:style-name="ce117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contains <text:span text:style-name="T21">incomplete</text:span> word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7: Search with key word includes special characters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s list with message: Empty data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2: Add new membership</text:p>
          </table:table-cell>
          <table:table-cell table:style-name="ce120" office:value-type="string">
            <text:p>- Login by another admin/HR manager in another place</text:p>
            <text:p>- Add new Membership in Membership Management</text:p>
          </table:table-cell>
          <table:table-cell table:style-name="ce120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3: Check membership list when add new user before refresh list</text:p>
          </table:table-cell>
          <table:table-cell table:style-name="ce120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0" office:value-type="string">
            <text:p>New added membership has not been list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4: Add user into group with new added membership</text:p>
          </table:table-cell>
          <table:table-cell table:style-name="ce120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0" office:value-type="string">
            <text:p>Membership list in Membership field is updated with new added membership at step 2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20" office:value-type="string">
            <text:p>Step 2: Add user into group with the first role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42" office:value-type="string">
            <text:p>Step 3: Add user into group with another role</text:p>
          </table:table-cell>
          <table:table-cell table:style-name="ce117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20" office:value-type="string">
            <text:p>Step 2: Add user into group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42" office:value-type="string">
            <text:p>Step 3: Add user into group with the same role</text:p>
          </table:table-cell>
          <table:table-cell table:style-name="ce117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17" office:value-type="string">
            <text:p>Show message alerts this user with this role already exists in curren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duplicate user into a group with the same role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<text:span text:style-name="T23">- Input the same user name are <text:s/></text:span><text:span text:style-name="T23"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20" office:value-type="string">
            <text:p>Show message alert user name duplicate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 into group and after delete an user 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17" office:value-type="string">
            <text:p>Step 1: Show root of group list</text:p>
          </table:table-cell>
          <table:table-cell table:style-name="ce117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7" office:value-type="string">
            <text:p>- Groups list is shown</text:p>
            <text:p>- A blank users list is show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 group</text:p>
          </table:table-cell>
          <table:table-cell table:style-name="ce120" office:value-type="string">
            <text:p>Step 2: Add user</text:p>
          </table:table-cell>
          <table:table-cell table:style-name="ce117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7" office:value-type="string">
            <text:p>Show message alerts you have to selec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3: Add user</text:p>
          </table:table-cell>
          <table:table-cell table:style-name="ce117" office:value-type="string">
            <text:p>- In form: don't option any user in Select User form</text:p>
            <text:p>- Click <text:span text:style-name="T7">Add</text:span></text:p>
          </table:table-cell>
          <table:table-cell table:style-name="ce117" office:value-type="string">
            <text:p>Show message alert you have check at least one user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3: Add multi users</text:p>
          </table:table-cell>
          <table:table-cell table:style-name="ce117" office:value-type="string">
            <text:p>- Inform: Selected check 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3: Add some users</text:p>
          </table:table-cell>
          <table:table-cell table:style-name="ce117" office:value-type="string">
            <text:p>- Input user name in case after comma has space (root, john, demo) <text:s/>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PLT_03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for user from existing group</text:p>
          </table:table-cell>
          <table:table-cell table:style-name="ce142" office:value-type="string">
            <text:p>Step 2: Edit membership</text:p>
          </table:table-cell>
          <table:table-cell table:style-name="ce117" office:value-type="string">
            <text:p>- Change current value in membership for user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/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ith <text:s text:c="2"/>existing</text:p>
          </table:table-cell>
          <table:table-cell table:style-name="ce120" office:value-type="string">
            <text:p>Step 2: Edit membership with <text:s text:c="2"/>existing</text:p>
          </table:table-cell>
          <table:table-cell table:style-name="ce117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7" office:value-type="string">
            <text:p>Show message alert Membership type is existing</text:p>
          </table:table-cell>
          <table:table-cell table:style-name="ce117"/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2: Delete user from existing group</text:p>
          </table:table-cell>
          <table:table-cell table:style-name="ce117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User is removed from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3: Edit membership</text:p>
          </table:table-cell>
          <table:table-cell table:style-name="ce117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membership name</text:p>
            <text:p>- Click <text:span text:style-name="T7">Save</text:span></text:p>
          </table:table-cell>
          <table:table-cell table:style-name="ce120" office:value-type="string">
            <text:p>New membership is crea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3: Select group</text:p>
          </table:table-cell>
          <table:table-cell table:style-name="ce117" office:value-type="string">
            <text:p>- Select Group Management tab 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4: Add user into group</text:p>
          </table:table-cell>
          <table:table-cell table:style-name="ce145" office:value-type="string">
            <text:p><text:span text:style-name="T26">- Input value for username</text:span></text:p>
            <text:p><text:span text:style-name="T27">- Select membership which created </text:span><text:span text:style-name="T27">above</text:span></text:p>
            <text:p><text:span text:style-name="T27">- Click 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5: show edit user form</text:p>
          </table:table-cell>
          <table:table-cell table:style-name="ce117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6: Show Membership Management</text:p>
          </table:table-cell>
          <table:table-cell table:style-name="ce117" office:value-type="string"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7: Delete membership</text:p>
          </table:table-cell>
          <table:table-cell table:style-name="ce117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8: Show Group Management form</text:p>
          </table:table-cell>
          <table:table-cell table:style-name="ce117" office:value-type="string">
            <text:p>- Show edit user form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9: Edit membership for user</text:p>
          </table:table-cell>
          <table:table-cell table:style-name="ce117" office:value-type="string">
            <text:p>- Keep membership which was deleted </text:p>
            <text:p>- Click <text:span text:style-name="T7">Save</text:span></text:p>
          </table:table-cell>
          <table:table-cell table:style-name="ce117" office:value-type="string">
            <text:p>Show message alert Can't save, membership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PLT_03_07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7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2: Check membership of user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Information about added group &amp; role are display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3: Delete user from group</text:p>
          </table:table-cell>
          <table:table-cell table:style-name="ce117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4: Check Membership of user in User profile after removed from specific group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2: Check showing group's pages before deleting user from group</text:p>
          </table:table-cell>
          <table:table-cell table:style-name="ce120" office:value-type="string">
            <text:p>- Login by added user above</text:p>
            <text:p>- Create some pages for that group</text:p>
          </table:table-cell>
          <table:table-cell table:style-name="ce147" office:value-type="string">
            <text:p>Group's pages are shown proper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3: Delete user from group</text:p>
          </table:table-cell>
          <table:table-cell table:style-name="ce120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4: Check showing group's page after user was removed from that group</text:p>
          </table:table-cell>
          <table:table-cell table:style-name="ce120" office:value-type="string">
            <text:p>Login by above user</text:p>
          </table:table-cell>
          <table:table-cell table:style-name="ce150" office:value-type="string">
            <text:p><text:span text:style-name="T28">- If user already is removed from </text:span><text:span text:style-name="T28">group (has no role in group anymore): </text:span></text:p>
            <text:p><text:span text:style-name="T28">he can not see any page belongs to </text:span><text:span text:style-name="T28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PLT_04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4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blank name membership in Membership Management</text:p>
          </table:table-cell>
          <table:table-cell table:style-name="ce120" office:value-type="string">
            <text:p>Step 2: Add new membership with no name</text:p>
          </table:table-cell>
          <table:table-cell table:style-name="ce117" office:value-type="string">
            <text:p>- Leave Name blank</text:p>
            <text:p>- Click <text:span text:style-name="T7">Save</text:span></text:p>
          </table:table-cell>
          <table:table-cell table:style-name="ce117" office:value-type="string">
            <text:p>Show message alerts membership name must be inpu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special characters in Name by Membership management</text:p>
          </table:table-cell>
          <table:table-cell table:style-name="ce120" office:value-type="string">
            <text:p>Step 2: Add membership with special characters in name</text:p>
          </table:table-cell>
          <table:table-cell table:style-name="ce144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0" office:value-type="string">
            <text:p>Show message alert only alpha, digit, dash and underscore characters allowed for the field Membership name.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less than 3 or over 30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7" office:value-type="string">
            <text:p>Show message alerts Membership name must be over 3 and less than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17" office:value-type="string">
            <text:p>Step 1: Create membership</text:p>
          </table:table-cell>
          <table:table-cell table:style-name="ce117" office:value-type="string">
            <text:p>- Input valid Name</text:p>
            <text:p>- Click <text:span text:style-name="T7">Save</text:span></text:p>
          </table:table-cell>
          <table:table-cell table:style-name="ce117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the same with existing</text:p>
          </table:table-cell>
          <table:table-cell table:style-name="ce120" office:value-type="string">
            <text:p>Step 2: Create same name membership</text:p>
          </table:table-cell>
          <table:table-cell table:style-name="ce117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7" office:value-type="string">
            <text:p>Show message alerts this membership already exist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</text:p>
            <text:p>with Description over 255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20" office:value-type="string">
            <text:p>Step 2: Check Reset when add new membership form is blank</text:p>
          </table:table-cell>
          <table:table-cell table:style-name="ce117" office:value-type="string">
            <text:p>- Do not input any value in add new membership form</text:p>
            <text:p>- Click <text:span text:style-name="T7">Reset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42" office:value-type="string">
            <text:p>Step 3: Check Reset when already input value into fields</text:p>
          </table:table-cell>
          <table:table-cell table:style-name="ce117" office:value-type="string">
            <text:p>- Input Name, Description</text:p>
            <text:p>- Click <text:span text:style-name="T7">Reset</text:span></text:p>
          </table:table-cell>
          <table:table-cell table:style-name="ce117" office:value-type="string">
            <text:p>Fields are cleaned, all fields are blank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20" office:value-type="string">
            <text:p>Step 2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3: Edit Description with valid value</text:p>
          </table:table-cell>
          <table:table-cell table:style-name="ce117" office:value-type="string">
            <text:p>- Change current value in Description</text:p>
            <text:p>- Click <text:span text:style-name="T7">Save</text:span></text:p>
          </table:table-cell>
          <table:table-cell table:style-name="ce117" office:value-type="string">
            <text:p>Description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4: Edit Description over max length</text:p>
          </table:table-cell>
          <table:table-cell table:style-name="ce117" office:value-type="string">
            <text:p>- Change current value over 255 characters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6];6;FIND(&quot;:&quot;;[.F256];1)-FIND(&quot; &quot;;[.F256];1)-1))&gt;VALUE(MID([.F255];6;FIND(&quot;:&quot;;[.F255];1)-FIND(&quot; &quot;;[.F255];1)-1));&quot;&quot;;MAX([.A$7:.A255])+1)" office:value-type="float" office:value="83">
            <text:p>083</text:p>
          </table:table-cell>
          <table:table-cell table:style-name="ce48" office:value-type="string">
            <text:p>PLT_04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57];6;FIND(&quot;:&quot;;[.F257];1)-FIND(&quot; &quot;;[.F257];1)-1))&gt;VALUE(MID([.F256];6;FIND(&quot;:&quot;;[.F256];1)-FIND(&quot; &quot;;[.F256];1)-1));[.C256];[.C256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8];6;FIND(&quot;:&quot;;[.F258];1)-FIND(&quot; &quot;;[.F258];1)-1))&gt;VALUE(MID([.F257];6;FIND(&quot;:&quot;;[.F257];1)-FIND(&quot; &quot;;[.F257];1)-1));&quot;&quot;;MAX([.A$7:.A257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out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<text:span text:style-name="T7"> Cancel </text:span><text:span text:style-name="T17">in confirm message</text:span></text:p>
          </table:table-cell>
          <table:table-cell table:style-name="ce117" office:value-type="string">
            <text:p>That membership is not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8">
          <table:table-cell table:style-name="ce103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himself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- Login by admin/HR manager</text:p>
            <text:p>- Click Edit icon corresponding to one membership in Membership management form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another</text:p>
          </table:table-cell>
          <table:table-cell table:style-name="ce120" office:value-type="string">
            <text:p>Step 2: Delete membership by another user</text:p>
          </table:table-cell>
          <table:table-cell table:style-name="ce117" office:value-type="string">
            <text:p>- Login by another admin/HR manager in another place </text:p>
            <text:p>- Click <text:span text:style-name="T7">Delete </text:span><text:span text:style-name="T17">icon corresponding to </text:span><text:span text:style-name="T17">above 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Delete above membership type in Membership Management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42" office:value-type="string">
            <text:p>Step 3: Check existing of user in group</text:p>
          </table:table-cell>
          <table:table-cell table:style-name="ce117" office:value-type="string">
            <text:p>Back to group at step 1</text:p>
          </table:table-cell>
          <table:table-cell table:style-name="ce117" office:value-type="string">
            <text:p>The user with deleted membership disappears from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7];6;FIND(&quot;:&quot;;[.F267];1)-FIND(&quot; &quot;;[.F267];1)-1))&gt;VALUE(MID([.F266];6;FIND(&quot;:&quot;;[.F266];1)-FIND(&quot; &quot;;[.F266];1)-1));&quot;&quot;;MAX([.A$7:.A266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2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are displayed in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3: Delete membership</text:p>
          </table:table-cell>
          <table:table-cell table:style-name="ce117" office:value-type="string">
            <text:p>Go to Membership Management &amp; delete membership that is assigned for user at step 1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4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disappears from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71];6;FIND(&quot;:&quot;;[.F271];1)-FIND(&quot; &quot;;[.F271];1)-1))&gt;VALUE(MID([.F270];6;FIND(&quot;:&quot;;[.F270];1)-FIND(&quot; &quot;;[.F270];1)-1));&quot;&quot;;MAX([.A$7:.A270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17" office:value-type="string">
            <text:p>Step 1: Select membershi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7"> Management</text:span> tab</text:p>
            <text:p>- Select membership is member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3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ch is mandatory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<text:span text:style-name="T17"> icon corresponding to </text:span><text:span text:style-name="T17">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4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100"/>
        <table:table-column table:style-name="co26" table:default-cell-style-name="ce156"/>
        <table:table-column table:style-name="co27" table:default-cell-style-name="ce157"/>
        <table:table-column table:style-name="co28" table:default-cell-style-name="ce157"/>
        <table:table-column table:style-name="co29" table:default-cell-style-name="ce157"/>
        <table:table-column table:style-name="co20" table:default-cell-style-name="ce157"/>
        <table:table-column table:style-name="co21" table:default-cell-style-name="ce157"/>
        <table:table-column table:style-name="co22" table:default-cell-style-name="ce157"/>
        <table:table-column table:style-name="co10" table:number-columns-repeated="248" table:default-cell-style-name="ce157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5" table:number-columns-repeated="3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9];[.$K1])" office:value-type="float" office:value="0">
            <text:p>0</text:p>
          </table:table-cell>
          <table:table-cell table:style-name="ce125" table:formula="oooc:=COUNTIF([.M$7:.M$1019];[.$K1])" office:value-type="float" office:value="0">
            <text:p>0</text:p>
          </table:table-cell>
          <table:table-cell table:style-name="ce125" table:formula="oooc:=COUNTIF([.N$7:.N$1019];[.$K1])" office:value-type="float" office:value="0">
            <text:p>0</text:p>
          </table:table-cell>
          <table:table-cell table:style-name="ce125" table:formula="oooc:=COUNTIF([.O$7:.O$1019];[.$K1])" office:value-type="float" office:value="0">
            <text:p>0</text:p>
          </table:table-cell>
          <table:table-cell table:style-name="ce105" table:number-columns-repeated="2"/>
          <table:table-cell table:style-name="ce191" table:number-columns-repeated="218"/>
          <table:table-cell table:style-name="ce116" table:number-columns-repeated="21"/>
        </table:table-row>
        <table:table-row table:style-name="ro22">
          <table:table-cell/>
          <table:table-cell table:style-name="ce116" table:number-columns-repeated="4"/>
          <table:table-cell table:style-name="ce100"/>
          <table:table-cell table:style-name="ce116" table:number-columns-repeated="4"/>
          <table:table-cell table:style-name="ce125" office:value-type="string">
            <text:p>Failed</text:p>
          </table:table-cell>
          <table:table-cell table:style-name="ce125" table:formula="oooc:=COUNTIF([.L$7:.L$1019];[.$K2])" office:value-type="float" office:value="0">
            <text:p>0</text:p>
          </table:table-cell>
          <table:table-cell table:style-name="ce125" table:formula="oooc:=COUNTIF([.M$7:.M$1019];[.$K2])" office:value-type="float" office:value="0">
            <text:p>0</text:p>
          </table:table-cell>
          <table:table-cell table:style-name="ce125" table:formula="oooc:=COUNTIF([.N$7:.N$1019];[.$K2])" office:value-type="float" office:value="0">
            <text:p>0</text:p>
          </table:table-cell>
          <table:table-cell table:style-name="ce125" table:formula="oooc:=COUNTIF([.O$7:.O$1019];[.$K2])" office:value-type="float" office:value="0">
            <text:p>0</text:p>
          </table:table-cell>
          <table:table-cell table:style-name="ce116" table:number-columns-repeated="241"/>
        </table:table-row>
        <table:table-row table:style-name="ro5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9];[.$K3])" office:value-type="float" office:value="0">
            <text:p>0</text:p>
          </table:table-cell>
          <table:table-cell table:style-name="ce125" table:formula="oooc:=COUNTIF([.M$7:.M$1019];[.$K3])" office:value-type="float" office:value="0">
            <text:p>0</text:p>
          </table:table-cell>
          <table:table-cell table:style-name="ce125" table:formula="oooc:=COUNTIF([.N$7:.N$1019];[.$K3])" office:value-type="float" office:value="0">
            <text:p>0</text:p>
          </table:table-cell>
          <table:table-cell table:style-name="ce125" table:formula="oooc:=COUNTIF([.O$7:.O$1019];[.$K3])" office:value-type="float" office:value="0">
            <text:p>0</text:p>
          </table:table-cell>
          <table:table-cell table:style-name="ce127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1038])" office:value-type="float" office:value="78" table:number-columns-spanned="3" table:number-rows-spanned="1">
            <text:p>78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9];[.$K4])" office:value-type="float" office:value="0">
            <text:p>0</text:p>
          </table:table-cell>
          <table:table-cell table:style-name="ce125" table:formula="oooc:=COUNTIF([.M$7:.M$1019];[.$K4])" office:value-type="float" office:value="0">
            <text:p>0</text:p>
          </table:table-cell>
          <table:table-cell table:style-name="ce125" table:formula="oooc:=COUNTIF([.N$7:.N$1019];[.$K4])" office:value-type="float" office:value="0">
            <text:p>0</text:p>
          </table:table-cell>
          <table:table-cell table:style-name="ce125" table:formula="oooc:=COUNTIF([.O$7:.O$1019];[.$K4])" office:value-type="float" office:value="0">
            <text:p>0</text:p>
          </table:table-cell>
          <table:table-cell table:style-name="ce128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19];[.$K5])" office:value-type="float" office:value="0">
            <text:p>0</text:p>
          </table:table-cell>
          <table:table-cell table:style-name="ce125" table:formula="oooc:=COUNTIF([.M$7:.M$1019];[.$K5])" office:value-type="float" office:value="0">
            <text:p>0</text:p>
          </table:table-cell>
          <table:table-cell table:style-name="ce125" table:formula="oooc:=COUNTIF([.N$7:.N$1019];[.$K5])" office:value-type="float" office:value="0">
            <text:p>0</text:p>
          </table:table-cell>
          <table:table-cell table:style-name="ce125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ce100"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</text:span><text:span text:style-name="T29">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7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</text:span><text:span text:style-name="T29">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20" office:value-type="string">
            <text:p>Step 3: Add new category with no name</text:p>
          </table:table-cell>
          <table:table-cell table:style-name="ce117" office:value-type="string">
            <text:p>- Leave <text:span text:style-name="T7">Category Name </text:span><text:span text:style-name="T17">blank</text:span></text:p>
            <text:p><text:span text:style-name="T17">- Input valid values for Permission </text:span><text:span text:style-name="T17">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</text:span><text:span text:style-name="T29">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20" office:value-type="string">
            <text:p>Step 3: Add new category with name starts with number</text:p>
          </table:table-cell>
          <table:table-cell table:style-name="ce117" office:value-type="string">
            <text:p>- Input value for <text:span text:style-name="T7">Category Name</text:span><text:span text:style-name="T17"> with </text:span><text:span text:style-name="T17">number as the first character</text:span></text:p>
            <text:p><text:span text:style-name="T17">- Input valid values for Permission </text:span><text:span text:style-name="T17">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start with numb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and underscore character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24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</text:span><text:span text:style-name="T29">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20" office:value-type="string">
            <text:p>Step 3: Add new category with name starts with dash and underscore characters</text:p>
          </table:table-cell>
          <table:table-cell table:style-name="ce117" office:value-type="string">
            <text:p>- Input value for <text:span text:style-name="T7">Category Name</text:span><text:span text:style-name="T17"> with </text:span><text:span text:style-name="T17">dash and underscore characters as </text:span><text:span text:style-name="T17">the first character</text:span></text:p>
            <text:p><text:span text:style-name="T17">- Input valid values for Permission </text:span><text:span text:style-name="T17">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must start with a charact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</text:span><text:span text:style-name="T29">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3: Add new category with name contains alpha, digit, underscore and dash in the middle</text:p>
          </table:table-cell>
          <table:table-cell table:style-name="ce174" office:value-type="string">
            <text:p><text:span text:style-name="T31">- Input value for Category </text:span><text:span text:style-name="T32">name</text:span><text:span text:style-name="T31">, </text:span><text:span text:style-name="T31">contains alpha, digit, underscore </text:span><text:span text:style-name="T33">and </text:span><text:span text:style-name="T33">dash characters in the middle (e.g: </text:span><text:span text:style-name="T33">new.category or alli_test)</text:span></text:p>
            <text:p><text:span text:style-name="T31">- Input valid values for others</text:span></text:p>
            <text:p><text:span text:style-name="T31">- Click </text:span><text:span text:style-name="T34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</text:span><text:span text:style-name="T29">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20" office:value-type="string">
            <text:p>Step 3: Add new category with name contains special characters</text:p>
          </table:table-cell>
          <table:table-cell table:style-name="ce117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7" office:value-type="string">
            <text:p>Show message alerts only alpha, digit, dash and underscore characters are allowed for Categor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4" office:value-type="string">
            <text:p>Step 1: Add the first category</text:p>
          </table:table-cell>
          <table:table-cell table:style-name="ce134" office:value-type="string">
            <text:p>In Application Registry:</text:p>
            <text:p>Add a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same name categories</text:p>
          </table:table-cell>
          <table:table-cell table:style-name="ce120" office:value-type="string">
            <text:p>Step 2: Add same name category</text:p>
          </table:table-cell>
          <table:table-cell table:style-name="ce117" office:value-type="string">
            <text:p>Add new category that has name the same with new added category at step 1</text:p>
          </table:table-cell>
          <table:table-cell table:style-name="ce117" office:value-type="string">
            <text:p>Show message alert this category name already exist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</text:span><text:span text:style-name="T29">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3: Add the first category</text:p>
          </table:table-cell>
          <table:table-cell table:style-name="ce134" office:value-type="string">
            <text:p>Add a category with valid values ( 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17" office:value-type="string">
            <text:p>Step 4: Create new same Category name</text:p>
          </table:table-cell>
          <table:table-cell table:style-name="ce120" office:value-type="string">
            <text:p>Create the second category name with the same category name but different with existing by lower/upper case (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4" office:value-type="string">
            <text:p>Step 1: Add new category with name less than 3 characters</text:p>
          </table:table-cell>
          <table:table-cell table:style-name="ce134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less than 3 or over 30 characters</text:p>
          </table:table-cell>
          <table:table-cell table:style-name="ce134" office:value-type="string">
            <text:p>Step 2: Add new category with name over 30 characters</text:p>
          </table:table-cell>
          <table:table-cell table:style-name="ce134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7">Save</text:span></text:p>
          </table:table-cell>
          <table:table-cell table:style-name="ce136" office:value-type="string">
            <text:p>Add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category with blank Display Name</text:p>
          </table:table-cell>
          <table:table-cell table:style-name="ce120" office:value-type="string">
            <text:p>Step 2: Check after add new category with blank Display Name successfully</text:p>
          </table:table-cell>
          <table:table-cell table:style-name="ce117" office:value-type="string">
            <text:p>- Select new added category at above step</text:p>
            <text:p>- Click <text:span text:style-name="T7">Edit</text:span> icon</text:p>
          </table:table-cell>
          <table:table-cell table:style-name="ce117" office:value-type="string">
            <text:p>Information of selecting category is displayed in form: Display Name is not blank, it is the category name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4" office:value-type="string">
            <text:p>Step 1: Add new category with Display name less than 3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Display Name less than 3 or over 30 characters</text:p>
          </table:table-cell>
          <table:table-cell table:style-name="ce134" office:value-type="string">
            <text:p>Step 2: Add new category with Display name over 30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4" office:value-type="string">
            <text:p>Step 1: Add new category without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7">Save</text:span>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blank Description</text:p>
          </table:table-cell>
          <table:table-cell table:style-name="ce120" office:value-type="string">
            <text:p>Step 2: Check after adding new category with blank Description successfully</text:p>
          </table:table-cell>
          <table:table-cell table:style-name="ce117" office:value-type="string">
            <text:p>Select new added category, click <text:span text:style-name="T7">Edit</text:span> icon</text:p>
          </table:table-cell>
          <table:table-cell table:style-name="ce117" office:value-type="string">
            <text:p>Edit selecting category is shown, Description is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4" office:value-type="string">
            <text:p>Step 1: Add new category <text:s/>with over max length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escription must be less than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</text:span><text:span text:style-name="T29">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3: Check when choose public option for new category</text:p>
          </table:table-cell>
          <table:table-cell table:style-name="ce167" office:value-type="string">
            <text:p>- Input valid values for Category Settings</text:p>
            <text:p>- Choose “Make it public” option in Permission Settings</text:p>
          </table:table-cell>
          <table:table-cell table:style-name="ce167" office:value-type="string">
            <text:p>The form to list specific groups/memberships below disappear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4: Complete creating public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</text:span><text:span text:style-name="T29">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3: Check form to select group/membership for permission</text:p>
          </table:table-cell>
          <table:table-cell table:style-name="ce167" office:value-type="string">
            <text:p>- Input valid values for Category Settings</text:p>
            <text:p>- Click <text:span text:style-name="T7">Add Permission</text:span></text:p>
          </table:table-cell>
          <table:table-cell table:style-name="ce16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4: Check after select group/membership to assign right on new category</text:p>
          </table:table-cell>
          <table:table-cell table:style-name="ce167" office:value-type="string">
            <text:p>Select group from left pane then select membership from right pane</text:p>
          </table:table-cell>
          <table:table-cell table:style-name="ce167" office:value-type="string">
            <text:p>Selected group/membership are displayed as one row in Group and Membership form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5: Complete adding new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4" office:value-type="string">
            <text:p>Step 1: Show select group/membership to assign right form</text:p>
          </table:table-cell>
          <table:table-cell table:style-name="ce134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6" office:value-type="string">
            <text:p>Select permission form is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Check selecting group/membership in case select membership before selecting any group</text:p>
          </table:table-cell>
          <table:table-cell table:style-name="ce167" office:value-type="string">
            <text:p>Step 2: Select membership</text:p>
          </table:table-cell>
          <table:table-cell table:style-name="ce167" office:value-type="string">
            <text:p>- Do not select any group in left pane</text:p>
            <text:p>- Click to select one membership in right pane</text:p>
          </table:table-cell>
          <table:table-cell table:style-name="ce167" office:value-type="string">
            <text:p>Show message alerts have to select group before select any membership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</text:span><text:span text:style-name="T29">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3: Create category with no permission</text:p>
          </table:table-cell>
          <table:table-cell table:style-name="ce173" office:value-type="string">
            <text:p>- Input valid values for Category Settings </text:p>
            <text:p>- Click <text:span text:style-name="T7">Save</text:span></text:p>
          </table:table-cell>
          <table:table-cell table:style-name="ce120" office:value-type="string">
            <text:p>Show message alerts permission for category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</text:span><text:span text:style-name="T29">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20" office:value-type="string">
            <text:p><text:span text:style-name="T9">- A category form is closed</text:span></text:p>
            <text:p><text:span text:style-name="T9">- No new category is </text:span><text:span text:style-name="T40">added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3: Edit display name with valid value</text:p>
          </table:table-cell>
          <table:table-cell table:style-name="ce117" office:value-type="string">
            <text:p>- Change current Display name with valid valu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4: Edit display name is blank</text:p>
          </table:table-cell>
          <table:table-cell table:style-name="ce117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7" office:value-type="string">
            <text:p>Edit category successfully, value for display name is category Name instead of blank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5: Edit Display Name less than 3 characters</text:p>
          </table:table-cell>
          <table:table-cell table:style-name="ce117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6: Edit Display Name over 30 characters</text:p>
          </table:table-cell>
          <table:table-cell table:style-name="ce117" office:value-type="string">
            <text:p>- Change Display Name over 30 characters</text:p>
            <text:p>- Click <text:span text:style-name="T7">Save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50" office:value-type="string">
            <text:p>Step 7: Edit category with display name contains space</text:p>
          </table:table-cell>
          <table:table-cell table:style-name="ce117" office:value-type="string">
            <text:p>- Change current value of display name contains spac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3: Change Description of category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category successfully with new Description is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4: Change Description with over max length</text:p>
          </table:table-cell>
          <table:table-cell table:style-name="ce117" office:value-type="string">
            <text:p>- Change current Description with over 255 characters </text:p>
            <text:p>- Click Save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4" office:value-type="string">
            <text:p>Step 1: Add public category</text:p>
          </table:table-cell>
          <table:table-cell table:style-name="ce134" office:value-type="string">
            <text:p>Create new category with checked “Make it public” option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2: Check public category</text:p>
          </table:table-cell>
          <table:table-cell table:style-name="ce117" office:value-type="string">
            <text:p>- Add some application (public) into added category</text:p>
            <text:p/>
          </table:table-cell>
          <table:table-cell table:style-name="ce117" office:value-type="string">
            <text:p>Everyone can see this category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3: Edit category</text:p>
          </table:table-cell>
          <table:table-cell table:style-name="ce117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4: Check accessing above category without right</text:p>
          </table:table-cell>
          <table:table-cell table:style-name="ce167" office:value-type="string">
            <text:p>- Use account of user who is not in the selected group to assign right at step 3</text:p>
            <text:p/>
          </table:table-cell>
          <table:table-cell table:style-name="ce179" office:value-type="string">
            <text:p>Still see category but can't use application in <text:s/>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5: Check accessing above category with right</text:p>
          </table:table-cell>
          <table:table-cell table:style-name="ce167" office:value-type="string">
            <text:p>- Login by user who is in selected group/membership when assign right at step 3</text:p>
            <text:p/>
          </table:table-cell>
          <table:table-cell table:style-name="ce16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4" office:value-type="string">
            <text:p>Step 1: Add category with limit of access users</text:p>
          </table:table-cell>
          <table:table-cell table:style-name="ce134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2: Check accessing category with right</text:p>
          </table:table-cell>
          <table:table-cell table:style-name="ce117" office:value-type="string">
            <text:p>Go to create page by for group by user who is in selected group/membership that has access right on added category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3: Check accessing category without right</text:p>
          </table:table-cell>
          <table:table-cell table:style-name="ce117" office:value-type="string">
            <text:p>Go to create page by for group by user who is not in selected group/membership that has access right on added category</text:p>
          </table:table-cell>
          <table:table-cell table:style-name="ce117" office:value-type="string">
            <text:p>This category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4: Change access right of category to public</text:p>
          </table:table-cell>
          <table:table-cell table:style-name="ce167" office:value-type="string">
            <text:p>Edit above category with checked “Make it public” option</text:p>
          </table:table-cell>
          <table:table-cell table:style-name="ce16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5: Check accessing public category</text:p>
          </table:table-cell>
          <table:table-cell table:style-name="ce117" office:value-type="string">
            <text:p>- Login by any user</text:p>
            <text:p>- Go to create page by group at step 3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0" office:value-type="string">
            <text:p>Step 1: Show form to edit category</text:p>
            <text:p>( at window 1)</text:p>
          </table:table-cell>
          <table:table-cell table:style-name="ce117" office:value-type="string">
            <text:p>- Select a category in list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2: Delete category</text:p>
            <text:p>( at window 2)</text:p>
          </table:table-cell>
          <table:table-cell table:style-name="ce117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3: Edit category</text:p>
            <text:p>( at window 1)</text:p>
          </table:table-cell>
          <table:table-cell table:style-name="ce117" office:value-type="string">
            <text:p>- Change current some value</text:p>
            <text:p>- Click <text:span text:style-name="T7">Save</text:span></text:p>
          </table:table-cell>
          <table:table-cell table:style-name="ce117" office:value-type="string">
            <text:p>Show message alert can not save changes to the category that no longer in database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 without confirm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&amp; application inside are deleted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53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all category in Application</text:p>
          </table:table-cell>
          <table:table-cell table:style-name="ce120" office:value-type="string">
            <text:p>Step 2: Delete all category in Application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Show message alert there are no categories. You can click "Add Category" or "Auto Import" button to add category.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42" office:value-type="string">
            <text:p>Step 3: Delete category</text:p>
          </table:table-cell>
          <table:table-cell table:style-name="ce117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category is being used, can not delet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2: Show form to edit category</text:p>
          </table:table-cell>
          <table:table-cell table:style-name="ce120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3: Delete category by another user</text:p>
          </table:table-cell>
          <table:table-cell table:style-name="ce120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category and all application are deleted. They're disappeared from category list in left pan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4" office:value-type="string">
            <text:p>Import application from Application Registry</text:p>
          </table:table-cell>
          <table:table-cell table:style-name="ce167" office:value-type="string">
            <text:p>Step 2: Import</text:p>
          </table:table-cell>
          <table:table-cell table:style-name="ce175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0" office:value-type="string">
            <text:p>All portlets/gadgets in different categories will be imported and listed in left pane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original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original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valid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new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2: Add application with new display name less than 3 characters</text:p>
          </table:table-cell>
          <table:table-cell table:style-name="ce16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3: Add application with new display name over 30 characters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specific category with existing application in category</text:p>
          </table:table-cell>
          <table:table-cell table:style-name="ce120" office:value-type="string">
            <text:p>Step 2: Add application with existing in category</text:p>
          </table:table-cell>
          <table:table-cell table:style-name="ce117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7" office:value-type="string">
            <text:p>Show message alerts Application is already in category and should select another o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text:s/>specific category without confirmation</text:p>
          </table:table-cell>
          <table:table-cell table:style-name="ce120" office:value-type="string">
            <text:p>Step 2: Add application into category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7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68" office:value-type="string">
            <text:p>Step 1: Create page by wizard</text:p>
          </table:table-cell>
          <table:table-cell table:style-name="ce168" office:value-type="string">
            <text:p>Create new page by wizard <text:span text:style-name="T35">[detail]</text:span></text:p>
          </table:table-cell>
          <table:table-cell table:style-name="ce168" office:value-type="string">
            <text:p>Page is created successfully 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34" office:value-type="string">
            <text:p>Step 2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3: Set permission for some users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4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67" office:value-type="string">
            <text:p>Step 5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5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7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76" office:value-type="string">
            <text:p>- Show all user(s) (group and membership) can access the portlet. Default, show all values have set at step 3.</text:p>
          </table:table-cell>
          <table:table-cell table:style-name="ce136"/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2: Public application</text:p>
          </table:table-cell>
          <table:table-cell table:style-name="ce117" office:value-type="string">
            <text:p>- Select to view new added application</text:p>
            <text:p>- Choose “Make it public” option</text:p>
          </table:table-cell>
          <table:table-cell table:style-name="ce117" office:value-type="string">
            <text:p>Assign right on application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3: Check accessing public application in public category</text:p>
          </table:table-cell>
          <table:table-cell table:style-name="ce117" office:value-type="string">
            <text:p>- Login by anyone (has right to access eXo Start)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4: check default value of portlet permission</text:p>
          </table:table-cell>
          <table:table-cell table:style-name="ce117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7" office:value-type="string">
            <text:p>- default the <text:span text:style-name="T7">Make it public </text:span>option is checked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9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3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<text:span text:style-name="T7">eXo </text:span><text:span text:style-name="T7">Start/Administration/Basic/Create </text:span><text:span text:style-name="T7">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9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7" office:value-type="string">
            <text:p>Step 4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<text:span text:style-name="T7">eXo </text:span><text:span text:style-name="T7">Start/Administration/Basic/Create </text:span><text:span text:style-name="T7">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7" office:value-type="string">
            <text:p>Selected group/membership are displayed as one row in Group and membership Selector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6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3: Check accessing above application by user has right to access category but does not have right to access application</text:p>
          </table:table-cell>
          <table:table-cell table:style-name="ce117" office:value-type="string">
            <text:p>- Login by user in group A with membership B</text:p>
            <text:p>- Go to <text:span text:style-name="T7">eXo </text:span><text:span text:style-name="T7">Start/Administration/Basic/Create </text:span><text:span text:style-name="T7">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67" office:value-type="string">
            <text:p>Step 4: Check accessing above application by user has right to access the application but does not have right to access the category</text:p>
          </table:table-cell>
          <table:table-cell table:style-name="ce117" office:value-type="string">
            <text:p>- Login by user in group C</text:p>
            <text:p>- Go to <text:span text:style-name="T7">eXo </text:span><text:span text:style-name="T7">Start/Administration/Basic/Create </text:span><text:span text:style-name="T7">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The category and of course its application(s) can not be displayed for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Add an application into a specific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- Select above application</text:p>
            <text:p>- Click Edit icon in the right pane</text:p>
          </table:table-cell>
          <table:table-cell table:style-name="ce117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3: Edit application with blank Display Name</text:p>
          </table:table-cell>
          <table:table-cell table:style-name="ce117" office:value-type="string">
            <text:p>- Clean current value in Display Name</text:p>
            <text:p>- Click <text:span text:style-name="T7">Save</text:span></text:p>
          </table:table-cell>
          <table:table-cell table:style-name="ce117" office:value-type="string">
            <text:p>Edit application successfully but Display Name will be Application Name instead of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4: Edit application with Display Name less than 3 characters</text:p>
          </table:table-cell>
          <table:table-cell table:style-name="ce167" office:value-type="string">
            <text:p>- Leave current Display Name less than 3 characters</text:p>
            <text:p>- Click <text:span text:style-name="T7">Save</text:span></text:p>
          </table:table-cell>
          <table:table-cell table:style-name="ce16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5: Edit application with Display Name over 30 characters</text:p>
          </table:table-cell>
          <table:table-cell table:style-name="ce167" office:value-type="string">
            <text:p>- Leave current Display Name over 30 characters</text:p>
            <text:p>- Click <text:span text:style-name="T7">Save</text:span></text:p>
          </table:table-cell>
          <table:table-cell table:style-name="ce16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6: Edit application with Description over 255 characters</text:p>
          </table:table-cell>
          <table:table-cell table:style-name="ce167" office:value-type="string">
            <text:p>- Change current Description with over 255 characters</text:p>
            <text:p>- Click <text:span text:style-name="T7">Save</text:span></text:p>
          </table:table-cell>
          <table:table-cell table:style-name="ce167" office:value-type="string">
            <text:p>Show message alerts Description can not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7: Edit Display Name &amp; Description with valid values</text:p>
          </table:table-cell>
          <table:table-cell table:style-name="ce167" office:value-type="string">
            <text:p>- Change Display Name/Description with valid values</text:p>
            <text:p>- Click <text:span text:style-name="T7">Save</text:span></text:p>
          </table:table-cell>
          <table:table-cell table:style-name="ce167" office:value-type="string">
            <text:p>Changes are saved, application is displayed with new valu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The application is removed from applications list of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out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Cancel</text:span><text:span text:style-name="T17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38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Select added application &amp; click Edit icon</text:p>
          </table:table-cell>
          <table:table-cell table:style-name="ce117" office:value-type="string">
            <text:p>Edit application form appear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3: Delete application while it is being edited</text:p>
          </table:table-cell>
          <table:table-cell table:style-name="ce117" office:value-type="string">
            <text:p>Click <text:span text:style-name="T7">Delete</text:span> icon of editing application</text:p>
          </table:table-cell>
          <table:table-cell table:style-name="ce117" office:value-type="string">
            <text:p>Show message alerts this application is being used, can not do this action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s list</text:p>
          </table:table-cell>
          <table:table-cell table:style-name="ce134" office:value-type="string">
            <text:p>Step 1: Show Port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2: Show portlets list of <text:span text:style-name="T7">Local</text:span> category</text:p>
          </table:table-cell>
          <table:table-cell table:style-name="ce117" office:value-type="string">
            <text:p>Click on <text:span text:style-name="T7">Local</text:span></text:p>
          </table:table-cell>
          <table:table-cell table:style-name="ce117" office:value-type="string">
            <text:p>All portlets in this category are shown, Remote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3: Show portlets list of <text:span text:style-name="T7">Remote</text:span> category</text:p>
          </table:table-cell>
          <table:table-cell table:style-name="ce117" office:value-type="string">
            <text:p>Click on <text:span text:style-name="T7">Remote</text:span></text:p>
          </table:table-cell>
          <table:table-cell table:style-name="ce117" office:value-type="string">
            <text:p>All portlets in this category are shown, Local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 information</text:p>
          </table:table-cell>
          <table:table-cell table:style-name="ce134" office:value-type="string">
            <text:p>Step 1: Show Cover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2: Show portlets list</text:p>
          </table:table-cell>
          <table:table-cell table:style-name="ce117" office:value-type="string">
            <text:p>Select one category</text:p>
          </table:table-cell>
          <table:table-cell table:style-name="ce117" office:value-type="string">
            <text:p>All portlets in this category are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3: Show portlet's information</text:p>
          </table:table-cell>
          <table:table-cell table:style-name="ce117" office:value-type="string">
            <text:p>Select one portlet from list</text:p>
          </table:table-cell>
          <table:table-cell table:style-name="ce117" office:value-type="string">
            <text:p>Selected portlet's informations are displayed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9" office:value-type="string">
            <text:p>Check showing gadget details information</text:p>
          </table:table-cell>
          <table:table-cell table:style-name="ce134" office:value-type="string">
            <text:p>Step 1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0" office:value-type="string">
            <text:p>Check showing gadget details information</text:p>
          </table:table-cell>
          <table:table-cell table:style-name="ce120" office:value-type="string">
            <text:p>Step 2: Show details of a specific gadget</text:p>
          </table:table-cell>
          <table:table-cell table:style-name="ce117" office:value-type="string">
            <text:p>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<text:span text:style-name="T17">Add a remote gadget with URL blank </text:span><text:span text:style-name="T17">in </text:span></text:p>
            <text:p><text:span text:style-name="T17">Application Registry</text:span>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Leave URL blank</text:p>
            <text:p>- Click <text:span text:style-name="T7">Add</text:span></text:p>
          </table:table-cell>
          <table:table-cell table:style-name="ce117" office:value-type="string">
            <text:p>Show message: “ The "URL" field is requir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valid URL 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 ( <text:a xlink:href="http://bejeweledg.googlecode.com/svn/trunk/bejeweled.xml">http://bejeweledg.googlecode.com/svn/trunk/bejeweled.xml</text:a>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invalid URL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invalid</text:span><text:span text:style-name="T37"> 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does not contain a valid URL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without URL of gadget's xml or RSS feed 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without URL of gadget's </text:span><text:span text:style-name="T25">xml or RSS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 should enter a correct url of gadget's xml or RSS fe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existing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existing in </text:span><text:span text:style-name="T25">list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is existing, please select another one.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1" office:value-type="string">
            <text:p>Add a remote gadget into category when gadget not belong to categories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closed</text:span></text:p>
            <text:p><text:span text:style-name="T9">- No gadget is </text:span><text:span text:style-name="T40">added into category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67" office:value-type="string">
            <text:p>Step 3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40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3: Go to Categories form</text:p>
          </table:table-cell>
          <table:table-cell table:style-name="ce167" office:value-type="string">
            <text:p><text:span text:style-name="T25">- Select Categories</text:span></text:p>
            <text:p><text:span text:style-name="T25">- Click Auto Import in the top right </text:span><text:span text:style-name="T25"><text:line-break/></text:span><text:span text:style-name="T25">- Click OK in confirm message</text:span></text:p>
            <text:p><text:span text:style-name="T25">All portlets/gadgets in different </text:span><text:span text:style-name="T25">categories will be imported and listed </text:span><text:span text:style-name="T25">in left pane.</text:span></text:p>
            <text:p><text:span text:style-name="T39"/></text:p>
          </table:table-cell>
          <table:table-cell table:style-name="ce16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4: Check remote gadget is saved to local repository</text:p>
          </table:table-cell>
          <table:table-cell table:style-name="ce167" office:value-type="string">
            <text:p>- Return to Categories tab and click import application</text:p>
            <text:p>- Choose gadget category</text:p>
          </table:table-cell>
          <table:table-cell table:style-name="ce167" office:value-type="string">
            <text:p>Display all gadget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 ( URL of gadget 's xml or RSS feed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3: Add new same URL</text:p>
          </table:table-cell>
          <table:table-cell table:style-name="ce117" office:value-type="string">
            <text:p>- Input valid URL same with URL above</text:p>
            <text:p>- Click <text:span text:style-name="T7">Add</text:span></text:p>
          </table:table-cell>
          <table:table-cell table:style-name="ce117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0" office:value-type="string">
            <text:p>Step 1: Show form to add a gadget</text:p>
          </table:table-cell>
          <table:table-cell table:style-name="ce120" office:value-type="string">
            <text:p>Click <text:span text:style-name="T7">Create a new gadget</text:span></text:p>
          </table:table-cell>
          <table:table-cell table:style-name="ce120" office:value-type="string">
            <text:p>A form to input source is shown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by inputing valid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invalid source</text:p>
          </table:table-cell>
          <table:table-cell table:style-name="ce167" office:value-type="string">
            <text:p>Step 2: Add gadget with invalid source</text:p>
          </table:table-cell>
          <table:table-cell table:style-name="ce167" office:value-type="string">
            <text:p>- Input invalid content in Source</text:p>
            <text:p>- Click <text:span text:style-name="T7">Add</text:span></text:p>
          </table:table-cell>
          <table:table-cell table:style-name="ce167" office:value-type="string">
            <text:p>Show message alerts the source content is not vali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the Source field blank</text:p>
            <text:p>- Click <text:span text:style-name="T7">Save</text:span></text:p>
          </table:table-cell>
          <table:table-cell table:style-name="ce167" office:value-type="string">
            <text:p>Show message alerts the Source field can not be blank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1" office:value-type="string">
            <text:p>Selected gadget is add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5: Check gadget after added into category</text:p>
          </table:table-cell>
          <table:table-cell table:style-name="ce167" office:value-type="string">
            <text:p>- Choose categories tab</text:p>
            <text:p>- Select category is added gadget</text:p>
          </table:table-cell>
          <table:table-cell table:style-name="ce181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closed</text:span></text:p>
            <text:p><text:span text:style-name="T9">- No gadget is </text:span><text:span text:style-name="T40">added into category</text:span></text:p>
            <text:p><text:span text:style-name="T20"/>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nam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name field blank</text:p>
            <text:p>- Click <text:span text:style-name="T7">Save</text:span></text:p>
          </table:table-cell>
          <table:table-cell table:style-name="ce167" office:value-type="string">
            <text:p>Show message alerts The field "Name:" is required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special chars</text:p>
          </table:table-cell>
          <table:table-cell table:style-name="ce167" office:value-type="string">
            <text:p>Step 2: Add gadget with no source</text:p>
          </table:table-cell>
          <table:table-cell table:style-name="ce167" office:value-type="string">
            <text:p>- Input name start by special chars( @$@$)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number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start by number</text:p>
            <text:p>- Click <text:span text:style-name="T7">Save</text:span></text:p>
          </table:table-cell>
          <table:table-cell table:style-name="ce167" office:value-type="string">
            <text:p>Show message alerts The "Name:" field must start with a character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70" office:value-type="string">
            <text:p>Step 2: Add gadget</text:p>
          </table:table-cell>
          <table:table-cell table:style-name="ce117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0" office:value-type="string">
            <text:p>New gadget is added successfully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67" office:value-type="string">
            <text:p>Step 3: Add gadget is the same with existing</text:p>
          </table:table-cell>
          <table:table-cell table:style-name="ce167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7" office:value-type="string">
            <text:p>Show message alerts This name already exists, please enter a different name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space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/>
          <table:table-cell table:style-name="ce51" office:value-type="string">
            <text:p>PLT_07_04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/>
          <table:table-cell table:style-name="ce51" office:value-type="string">
            <text:p>PLT_07_04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less than 2 or over 50 characters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less than 2 or over 50 characters</text:p>
            <text:p>- Click <text:span text:style-name="T7">Save</text:span></text:p>
          </table:table-cell>
          <table:table-cell table:style-name="ce167" office:value-type="string">
            <text:p>Show message alert The length of the text in field "Name:" must be between "2" and "50" characters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0" office:value-type="string">
            <text:p>New gadget form is close and return to Gadget Management form.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70">
            <text:p>070</text:p>
          </table:table-cell>
          <table:table-cell table:style-name="ce50" office:value-type="string">
            <text:p>PLT_07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source content</text:p>
            <text:p>- Click <text:span text:style-name="T7">Save</text:span></text:p>
          </table:table-cell>
          <table:table-cell table:style-name="ce117" office:value-type="string">
            <text:p>Information of selected gadget is updat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 office:value-type="float" office:value="71">
            <text:p>071</text:p>
          </table:table-cell>
          <table:table-cell table:style-name="ce51" office:value-type="string">
            <text:p>PLT_07_05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invalid content of gadget</text:p>
            <text:p>- Click <text:span text:style-name="T7">Save</text:span></text:p>
          </table:table-cell>
          <table:table-cell table:style-name="ce117" office:value-type="string">
            <text:p>Show message alert This source is invalid gadget specification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 office:value-type="float" office:value="72">
            <text:p>072</text:p>
          </table:table-cell>
          <table:table-cell table:style-name="ce51" office:value-type="string">
            <text:p>PLT_07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67" office:value-type="string">
            <text:p>Step 3: Check refresh information</text:p>
          </table:table-cell>
          <table:table-cell table:style-name="ce167" office:value-type="string">
            <text:p>- Select added gadget</text:p>
            <text:p>- Click Refresh information icon in the left pane</text:p>
          </table:table-cell>
          <table:table-cell table:style-name="ce167" office:value-type="string">
            <text:p>- The Information of this gadget is modified on server will be re-update from another o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source</text:p>
            <text:p>- Click <text:span text:style-name="T7">Add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3: Show edit gadget form</text:p>
          </table:table-cell>
          <table:table-cell table:style-name="ce167" office:value-type="string">
            <text:p>- Click Edit Gadget icon in the left pane</text:p>
          </table:table-cell>
          <table:table-cell table:style-name="ce167" office:value-type="string">
            <text:p>- Information of current gadget is display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4: Edit gadget</text:p>
          </table:table-cell>
          <table:table-cell table:style-name="ce167" office:value-type="string">
            <text:p>- Change some value in source field</text:p>
            <text:p>- Click <text:span text:style-name="T7">Save</text:span></text:p>
          </table:table-cell>
          <table:table-cell table:style-name="ce167" office:value-type="string">
            <text:p>- Change is saved </text:p>
            <text:p>- Edited Gadget is display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5: Check Refresh information</text:p>
          </table:table-cell>
          <table:table-cell table:style-name="ce167" office:value-type="string">
            <text:p>- Select edited gadget</text:p>
            <text:p>- Click Refresh information icon in the left pane</text:p>
          </table:table-cell>
          <table:table-cell table:style-name="ce167" office:value-type="string">
            <text:p>- All information will be update after chang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 office:value-type="float" office:value="74">
            <text:p>074</text:p>
          </table:table-cell>
          <table:table-cell table:style-name="ce51" office:value-type="string">
            <text:p>PLT_07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corresponding to a </text:span><text:span text:style-name="T17">gadget in left pane</text:span></text:p>
            <text:p><text:span text:style-name="T17">- Click </text:span><text:span text:style-name="T7">OK</text:span></text:p>
          </table:table-cell>
          <table:table-cell table:style-name="ce167" office:value-type="string">
            <text:p>Gadget is remov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38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out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corresponding to a </text:span><text:span text:style-name="T17">gadget in left pane</text:span></text:p>
            <text:p><text:span text:style-name="T17">- Click </text:span><text:span text:style-name="T7">Cancel</text:span></text:p>
          </table:table-cell>
          <table:table-cell table:style-name="ce117" office:value-type="string">
            <text:p>That gadget is not removed from list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17" office:value-type="string">
            <text:p>Step 1: Add new gadget</text:p>
          </table:table-cell>
          <table:table-cell table:style-name="ce117" office:value-type="string">
            <text:p>Add new gadget with valid values</text:p>
          </table:table-cell>
          <table:table-cell table:style-name="ce117" office:value-type="string">
            <text:p>New gadget is added successfully and displayed in the left pan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2: Show form to edit gadget</text:p>
          </table:table-cell>
          <table:table-cell table:style-name="ce120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7" office:value-type="string">
            <text:p>Edit gadget form is shown: informations of selecting gadget are displayed in form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3: Delete gadget by another user</text:p>
          </table:table-cell>
          <table:table-cell table:style-name="ce120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adget is deleted. They're disappeared from gadget list in left pane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71" office:value-type="string">
            <text:p>Step 4: Check gadget which was deleted</text:p>
          </table:table-cell>
          <table:table-cell table:style-name="ce171" office:value-type="string">
            <text:p>- Return to user A</text:p>
            <text:p>- Select deleted gadget </text:p>
            <text:p>- Click Save button</text:p>
          </table:table-cell>
          <table:table-cell table:style-name="ce171" office:value-type="string">
            <text:p>Show message alert can not save changes to the gadget that no longer in databas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 office:value-type="float" office:value="77">
            <text:p>077</text:p>
          </table:table-cell>
          <table:table-cell office:value-type="string">
            <text:p>PLT_1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successfully</text:span>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7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successfully</text:span>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7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38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Abort function after click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38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/>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5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table:style-name="ce172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6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0"/>
        <table:table-column table:style-name="co30" table:default-cell-style-name="ce137"/>
        <table:table-column table:style-name="co31" table:default-cell-style-name="ce116"/>
        <table:table-column table:style-name="co32" table:default-cell-style-name="ce116"/>
        <table:table-column table:style-name="co33" table:default-cell-style-name="ce116"/>
        <table:table-column table:style-name="co34" table:default-cell-style-name="ce116"/>
        <table:table-column table:style-name="co35" table:default-cell-style-name="ce116"/>
        <table:table-column table:style-name="co36" table:default-cell-style-name="ce116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View breadcumbs, Sitemap</text:p>
          </table:table-cell>
          <table:covered-table-cell table:style-name="ce112"/>
          <table:covered-table-cell table:style-name="ce109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4" office:value-type="string">
            <text:p>PLT_08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7" office:value-type="string">
            <text:p>Check breadcrumbs portlet when select a page</text:p>
          </table:table-cell>
          <table:table-cell table:style-name="ce206" office:value-type="string">
            <text:p>Step 1: Check displaying path of selected page from navigation when is has no parent</text:p>
          </table:table-cell>
          <table:table-cell table:style-name="ce206" office:value-type="string">
            <text:p>Select page from page navigation (not child page)</text:p>
          </table:table-cell>
          <table:table-cell table:style-name="ce216" office:value-type="string">
            <text:p>The page name (display name) will be displayed in the breadcumb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PLT_08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6" office:value-type="string">
            <text:p>Step 2: Check displaying path of selected page from navigation when it is child page</text:p>
          </table:table-cell>
          <table:table-cell table:style-name="ce206" office:value-type="string">
            <text:p>Select page from page navigation that is child page</text:p>
          </table:table-cell>
          <table:table-cell table:style-name="ce135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4" office:value-type="string">
            <text:p>PLT_08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7" office:value-type="string">
            <text:p>Step 3: Check link to a specific page from breadcumbs</text:p>
          </table:table-cell>
          <table:table-cell table:style-name="ce135" office:value-type="string">
            <text:p>Click on one name in page path in breadcumbs</text:p>
          </table:table-cell>
          <table:table-cell table:style-name="ce135" office:value-type="string">
            <text:p>That page is shown, the path in breadcumbs is shorte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4" office:value-type="string">
            <text:p>PLT_09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71" office:value-type="string">
            <text:p>Check Site map portlet</text:p>
          </table:table-cell>
          <table:table-cell table:style-name="ce206" office:value-type="string">
            <text:p>Step 1: Show site map page</text:p>
          </table:table-cell>
          <table:table-cell table:style-name="ce206" office:value-type="string">
            <text:p>Click Site map from navigation</text:p>
          </table:table-cell>
          <table:table-cell table:style-name="ce216" office:value-type="string">
            <text:p>Site map page is shown: There's a pane for each page on the first level &amp; its sub page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8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199" office:value-type="string">
            <text:p>Check Site map portlet</text:p>
          </table:table-cell>
          <table:table-cell table:style-name="ce207" office:value-type="string">
            <text:p>Step 2: Go to page by clicking on site map</text:p>
          </table:table-cell>
          <table:table-cell table:style-name="ce135" office:value-type="string">
            <text:p>Click on page name in site map</text:p>
          </table:table-cell>
          <table:table-cell table:style-name="ce135" office:value-type="string">
            <text:p>Selected page is show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4" office:value-type="string">
            <text:p>PLT_09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72" office:value-type="string">
            <text:p>Check listing pages at the same level in Site map</text:p>
          </table:table-cell>
          <table:table-cell table:style-name="ce208" office:value-type="string">
            <text:p>Step 1: Create pages </text:p>
          </table:table-cell>
          <table:table-cell table:style-name="ce208" office:value-type="string">
            <text:p>Use wizard or manage pages to create some pages in the same level as children of one page <text:span text:style-name="T35">[detail]</text:span></text:p>
          </table:table-cell>
          <table:table-cell table:style-name="ce217" office:value-type="string">
            <text:p>Create pages successfully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200" office:value-type="string">
            <text:p>Check listing pages at the same level in Site map</text:p>
          </table:table-cell>
          <table:table-cell table:style-name="ce209" office:value-type="string">
            <text:p>Step 2: Show site map</text:p>
          </table:table-cell>
          <table:table-cell table:style-name="ce206" office:value-type="string">
            <text:p>Click Site map from navigation</text:p>
          </table:table-cell>
          <table:table-cell table:style-name="ce218" office:value-type="string">
            <text:p>- Pages at the same level are set the same align</text:p>
            <text:p>- Pages at different level are in the different alignment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4" office:value-type="string">
            <text:p>PLT_09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74" office:value-type="string">
            <text:p>Check showing site map in different skins</text:p>
          </table:table-cell>
          <table:table-cell table:style-name="ce208" office:value-type="string">
            <text:p>Step 1: Show site map page</text:p>
          </table:table-cell>
          <table:table-cell table:style-name="ce206" office:value-type="string">
            <text:p>- Login by admin</text:p>
            <text:p>- Click Site map from navigation</text:p>
          </table:table-cell>
          <table:table-cell table:style-name="ce217" office:value-type="string">
            <text:p>Site map is displayed 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8" office:value-type="string">
            <text:p>Step 2: Show Change skin form</text:p>
          </table:table-cell>
          <table:table-cell table:style-name="ce213" office:value-type="string">
            <text:p>Go to <text:span text:style-name="T7">Exo Start/ Change skin</text:span></text:p>
          </table:table-cell>
          <table:table-cell table:style-name="ce213" office:value-type="string">
            <text:p>- Change skin form is shown properly with existing skins in form</text:p>
            <text:p>- Allow user to change skin for portal</text:p>
          </table:table-cell>
          <table:table-cell table:style-name="ce217"/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8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3: Change skin</text:p>
          </table:table-cell>
          <table:table-cell table:style-name="ce214" office:value-type="string">
            <text:p>Select another skin to display portal</text:p>
          </table:table-cell>
          <table:table-cell table:style-name="ce214" office:value-type="string">
            <text:p>Portal is displayed in new selected skin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8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4: Check site map in new skin</text:p>
          </table:table-cell>
          <table:table-cell table:style-name="ce206" office:value-type="string">
            <text:p>Click Site map from navigation</text:p>
          </table:table-cell>
          <table:table-cell table:style-name="ce214" office:value-type="string">
            <text:p>Site map is displayed in new selected skin properly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4" office:value-type="string">
            <text:p>PLT_09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6" office:value-type="string">
            <text:p>Portal\Others\Site map</text:p>
          </table:table-cell>
          <table:table-cell table:style-name="ce202" office:value-type="string">
            <text:p>Check showing when select to the page listed in site map</text:p>
          </table:table-cell>
          <table:table-cell table:style-name="ce210" office:value-type="string">
            <text:p>Step 1: Show site map page</text:p>
          </table:table-cell>
          <table:table-cell table:style-name="ce134" office:value-type="string">
            <text:p>Click Site map from navigation portlet </text:p>
          </table:table-cell>
          <table:table-cell table:style-name="ce219" office:value-type="string">
            <text:p>Show site map page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select to the page listed in site map</text:p>
          </table:table-cell>
          <table:table-cell table:style-name="ce211" office:value-type="string">
            <text:p>Step 2: Select to the page </text:p>
            <text:p>listed in site map</text:p>
          </table:table-cell>
          <table:table-cell table:style-name="ce215" office:value-type="string">
            <text:p>- Click on the page in site map</text:p>
          </table:table-cell>
          <table:table-cell table:style-name="ce215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4" office:value-type="string">
            <text:p>PLT_09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click Expand All in site map</text:p>
          </table:table-cell>
          <table:table-cell table:style-name="ce210"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6" office:value-type="string">
            <text:p>Portal\Others\Site map</text:p>
          </table:table-cell>
          <table:table-cell table:style-name="ce203" office:value-type="string">
            <text:p>Check showing when click Expand All site map</text:p>
          </table:table-cell>
          <table:table-cell table:style-name="ce211" office:value-type="string">
            <text:p>Step 2: Check displaying when </text:p>
            <text:p>click Expand All </text:p>
          </table:table-cell>
          <table:table-cell table:style-name="ce215" office:value-type="string">
            <text:p>- Click on Expand All on Site map</text:p>
          </table:table-cell>
          <table:table-cell table:style-name="ce219" office:value-type="string">
            <text:p>Pages instruction of current using portal is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4" office:value-type="string">
            <text:p>PLT_09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click Collapse All in site map</text:p>
          </table:table-cell>
          <table:table-cell table:style-name="ce210"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PLT_09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6" office:value-type="string">
            <text:p>Portal\Others\Site map</text:p>
          </table:table-cell>
          <table:table-cell table:style-name="ce203" office:value-type="string">
            <text:p>Check showing when click Collapse All site map</text:p>
          </table:table-cell>
          <table:table-cell table:style-name="ce211" office:value-type="string">
            <text:p>Step 2: Check displaying when </text:p>
            <text:p>click Collapse All </text:p>
          </table:table-cell>
          <table:table-cell table:style-name="ce215" office:value-type="string">
            <text:p>- Click on Collapse All on Site map</text:p>
          </table:table-cell>
          <table:table-cell table:style-name="ce219" office:value-type="string">
            <text:p>Pages instruction of current using portal don't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5" office:value-type="string">
            <text:p>PLT_17</text:p>
          </table:table-cell>
          <table:table-cell table:style-name="ce110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4" office:value-type="string">
            <text:p>Check showing in exo Star toolbar portlet</text:p>
          </table:table-cell>
          <table:table-cell table:style-name="ce212" office:value-type="string">
            <text:p>Step 1: check showing in exo Star toolbar portlet</text:p>
          </table:table-cell>
          <table:table-cell table:style-name="ce212" office:value-type="string">
            <text:p>- Log in by admin</text:p>
            <text:p>- On the top page, move mouse on <text:span text:style-name="T7">ExoStar</text:span></text:p>
          </table:table-cell>
          <table:table-cell table:style-name="ce212" office:value-type="string">
            <text:p>Show list all functions on <text:span text:style-name="T7">Exostar</text:span><text:span text:style-name="T17"> in </text:span><text:span text:style-name="T17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19" office:value-type="string">
            <text:p>Medium</text:p>
          </table:table-cell>
          <table:table-cell table:style-name="ce222" table:number-columns-repeated="8"/>
          <table:table-cell table:style-name="ce224" table:number-columns-repeated="239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5" office:value-type="string">
            <text:p>PLT_18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<text:s/>toolbar site portlet</text:p>
          </table:table-cell>
          <table:table-cell table:style-name="ce77" office:value-type="string">
            <text:p>Check showing User Toolbar Site portlet</text:p>
          </table:table-cell>
          <table:table-cell table:style-name="ce210" office:value-type="string">
            <text:p>Step 1: check showing User Site toolbar portlet</text:p>
          </table:table-cell>
          <table:table-cell table:style-name="ce210" office:value-type="string">
            <text:p>- Log in by admin</text:p>
            <text:p>- On the top page, move mouse on <text:span text:style-name="T7">Site</text:span></text:p>
          </table:table-cell>
          <table:table-cell table:style-name="ce210" office:value-type="string">
            <text:p><text:span text:style-name="T19">- Site</text:span>: contain list sites (portals) on the system 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5" office:value-type="string">
            <text:p>PLT_19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toolbar group portlet</text:p>
          </table:table-cell>
          <table:table-cell table:style-name="ce77" office:value-type="string">
            <text:p>Check showing User Toolbar Group portlet</text:p>
          </table:table-cell>
          <table:table-cell table:style-name="ce210" office:value-type="string">
            <text:p>Step 1: check showing User Group toolbar portlet</text:p>
          </table:table-cell>
          <table:table-cell table:style-name="ce210" office:value-type="string">
            <text:p>- Log in by admin</text:p>
            <text:p>- On the top page, move mouse on <text:span text:style-name="T7">Group</text:span></text:p>
          </table:table-cell>
          <table:table-cell table:style-name="ce210" office:value-type="string">
            <text:p><text:span text:style-name="T19">- Group</text:span>: contain list all pages of each groups which user is memb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5" office:value-type="string">
            <text:p>PLT_20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toolbar dashboard portlet</text:p>
          </table:table-cell>
          <table:table-cell table:style-name="ce77" office:value-type="string">
            <text:p>Check showing User Toolbar Dashboard portlet</text:p>
          </table:table-cell>
          <table:table-cell table:style-name="ce210" office:value-type="string">
            <text:p>Step 1: check showing User Dashboard toolbar portlet</text:p>
          </table:table-cell>
          <table:table-cell table:style-name="ce210" office:value-type="string">
            <text:p>- Log in by admin</text:p>
            <text:p>- On the top page, move mouse on <text:span text:style-name="T7">Dashboard</text:span></text:p>
          </table:table-cell>
          <table:table-cell table:style-name="ce210" office:value-type="string">
            <text:p>- Dashboard: display page of us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5" office:value-type="string">
            <text:p>PLT_21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site navigation</text:p>
          </table:table-cell>
          <table:table-cell table:style-name="ce205" office:value-type="string">
            <text:p>Check displaying Site navigation</text:p>
          </table:table-cell>
          <table:table-cell table:style-name="ce210" office:value-type="string">
            <text:p>Step 1: Check displaying Site Navigation</text:p>
          </table:table-cell>
          <table:table-cell table:style-name="ce210" office:value-type="string">
            <text:p>- Login by admin</text:p>
            <text:p>- Click on <text:span text:style-name="T19">Site</text:span> link</text:p>
          </table:table-cell>
          <table:table-cell table:style-name="ce210" office:value-type="string">
            <text:p>- Display Portal navigation page and user can add/delete portal, can edit layout, edit navigation, edit portal's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5" office:value-type="string">
            <text:p>PLT_22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group navigation</text:p>
          </table:table-cell>
          <table:table-cell table:style-name="ce205" office:value-type="string">
            <text:p>Check displaying Group navigation</text:p>
          </table:table-cell>
          <table:table-cell table:style-name="ce210" office:value-type="string">
            <text:p>Step 1: Check displaying Group Navigation</text:p>
          </table:table-cell>
          <table:table-cell table:style-name="ce210" office:value-type="string">
            <text:p>- Login by admin</text:p>
            <text:p>- Click on <text:span text:style-name="T19">Group</text:span> link</text:p>
          </table:table-cell>
          <table:table-cell table:style-name="ce210" office:value-type="string">
            <text:p>- Show all the the navigation of groups which have created and user can add/edit/delete navigation, edit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5" office:value-type="string">
            <text:p>PLT_23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user navigation</text:p>
          </table:table-cell>
          <table:table-cell table:style-name="ce205" office:value-type="string">
            <text:p>Check displaying User Navigation</text:p>
          </table:table-cell>
          <table:table-cell table:style-name="ce210" office:value-type="string">
            <text:p>Step 1: Check displaying Dashboard Navigation</text:p>
          </table:table-cell>
          <table:table-cell table:style-name="ce210" office:value-type="string">
            <text:p>- Login by admin</text:p>
            <text:p>- Click on <text:span text:style-name="T19">Dashboard</text:span> link</text:p>
          </table:table-cell>
          <table:table-cell table:style-name="ce210" office:value-type="string">
            <text:p>Show sub-menu on dashboard. Can add/edit/delete tab, add gadget for tab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41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5" office:value-type="string">
            <text:p>PLT_24</text:p>
          </table:table-cell>
          <table:table-cell table:style-name="ce110" office:value-type="float" office:value="1">
            <text:p>001</text:p>
          </table:table-cell>
          <table:table-cell table:style-name="ce196" office:value-type="string">
            <text:p>portal/others/admin toolbar portlet</text:p>
          </table:table-cell>
          <table:table-cell table:style-name="ce77" office:value-type="string">
            <text:p>Check showing in Admin toolbar portlet</text:p>
          </table:table-cell>
          <table:table-cell table:style-name="ce210" office:value-type="string">
            <text:p>Step 1: Check showing in Admin toolbar portlet</text:p>
          </table:table-cell>
          <table:table-cell table:style-name="ce210" office:value-type="string">
            <text:p><text:span text:style-name="T17">- Log in by admin</text:span></text:p>
            <text:p><text:span text:style-name="T17">- Click Site or group or dashboard and </text:span><text:span text:style-name="T17">move mouse on </text:span><text:span text:style-name="T19">Site</text:span><text:span text:style-name="T17"> </text:span><text:span text:style-name="T7">editor or Group </text:span><text:span text:style-name="T7">editor or Dashboard editor</text:span><text:span text:style-name="T17"> link</text:span></text:p>
          </table:table-cell>
          <table:table-cell table:style-name="ce210" office:value-type="string">
            <text:p>Show list all functions for <text:span text:style-name="T7">editor</text:span><text:span text:style-name="T17"> in </text:span><text:span text:style-name="T17">menu form:</text:span></text:p>
            <text:p><text:span text:style-name="T17">- </text:span><text:span text:style-name="T7">Add new page: </text:span><text:span text:style-name="T17">user can add new </text:span><text:span text:style-name="T17">page by wizard</text:span></text:p>
            <text:p><text:span text:style-name="T7">- Edit page: </text:span><text:span text:style-name="T17">user can edit current </text:span><text:span text:style-name="T17">page</text:span><text:span text:style-name="T7"> </text:span></text:p>
            <text:p><text:span text:style-name="T7">- Edit site layout: </text:span><text:span text:style-name="T17">user can edit layout </text:span></text:p>
            <text:p><text:span text:style-name="T42">When click</text:span></text:p>
            <text:p><text:span text:style-name="T43">- Site editor: can add/edit page and </text:span><text:span text:style-name="T43">edit layout of portal</text:span></text:p>
            <text:p><text:span text:style-name="T43">- Group editor:can add/edit page and </text:span><text:span text:style-name="T43">edit layout of <text:s/>group</text:span></text:p>
            <text:p><text:span text:style-name="T43">- Dashboard editor: can add/edit page </text:span><text:span text:style-name="T43">and edit layout of user</text:span></text:p>
          </table:table-cell>
          <table:table-cell table:style-name="ce219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3"/>
          <table:table-cell table:number-columns-repeated="2"/>
          <table:table-cell table:style-name="ce196"/>
          <table:table-cell table:style-name="ce74"/>
          <table:table-cell table:style-name="ce210" table:number-columns-repeated="3"/>
          <table:table-cell table:number-columns-repeated="248"/>
        </table:table-row>
        <table:table-row table:style-name="ro18" table:visibility="filter">
          <table:table-cell table:style-name="ce103"/>
          <table:table-cell table:number-columns-repeated="2"/>
          <table:table-cell table:style-name="ce196"/>
          <table:table-cell/>
          <table:table-cell table:style-name="ce210" table:number-columns-repeated="3"/>
          <table:table-cell table:number-columns-repeated="248"/>
        </table:table-row>
        <table:table-row table:style-name="ro13" table:visibility="filter">
          <table:table-cell table:style-name="ce103"/>
          <table:table-cell table:number-columns-repeated="2"/>
          <table:table-cell table:style-name="ce196"/>
          <table:table-cell/>
          <table:table-cell table:style-name="ce210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3"/>
          <table:table-cell table:number-columns-repeated="2"/>
          <table:table-cell table:style-name="ce196"/>
          <table:table-cell/>
          <table:table-cell table:style-name="ce210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6"/>
          <table:table-cell/>
          <table:table-cell table:style-name="ce210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0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0"/>
        <table:table-column table:style-name="co37" table:default-cell-style-name="ce137"/>
        <table:table-column table:style-name="co10" table:default-cell-style-name="ce116"/>
        <table:table-column table:style-name="co32" table:default-cell-style-name="ce116"/>
        <table:table-column table:style-name="co33" table:default-cell-style-name="ce116"/>
        <table:table-column table:style-name="co34" table:default-cell-style-name="ce116"/>
        <table:table-column table:style-name="co13" table:default-cell-style-name="ce116"/>
        <table:table-column table:style-name="co36" table:default-cell-style-name="ce116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4];[.$K1])" office:value-type="float" office:value="0">
            <text:p>0</text:p>
          </table:table-cell>
          <table:table-cell table:style-name="ce125" table:formula="oooc:=COUNTIF([.M$7:.M$1014];[.$K1])" office:value-type="float" office:value="0">
            <text:p>0</text:p>
          </table:table-cell>
          <table:table-cell table:style-name="ce125" table:formula="oooc:=COUNTIF([.N$7:.N$1014];[.$K1])" office:value-type="float" office:value="0">
            <text:p>0</text:p>
          </table:table-cell>
          <table:table-cell table:style-name="ce125" table:formula="oooc:=COUNTIF([.O$7:.O$1014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4];[.$K2])" office:value-type="float" office:value="0">
            <text:p>0</text:p>
          </table:table-cell>
          <table:table-cell table:style-name="ce125" table:formula="oooc:=COUNTIF([.M$7:.M$1014];[.$K2])" office:value-type="float" office:value="0">
            <text:p>0</text:p>
          </table:table-cell>
          <table:table-cell table:style-name="ce125" table:formula="oooc:=COUNTIF([.N$7:.N$1014];[.$K2])" office:value-type="float" office:value="0">
            <text:p>0</text:p>
          </table:table-cell>
          <table:table-cell table:style-name="ce125" table:formula="oooc:=COUNTIF([.O$7:.O$1014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, drag &amp; Drop Gadget into Dashboard</text:p>
          </table:table-cell>
          <table:covered-table-cell table:style-name="ce112"/>
          <table:covered-table-cell table:style-name="ce109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4];[.$K3])" office:value-type="float" office:value="0">
            <text:p>0</text:p>
          </table:table-cell>
          <table:table-cell table:style-name="ce125" table:formula="oooc:=COUNTIF([.M$7:.M$1014];[.$K3])" office:value-type="float" office:value="0">
            <text:p>0</text:p>
          </table:table-cell>
          <table:table-cell table:style-name="ce125" table:formula="oooc:=COUNTIF([.N$7:.N$1014];[.$K3])" office:value-type="float" office:value="0">
            <text:p>0</text:p>
          </table:table-cell>
          <table:table-cell table:style-name="ce125" table:formula="oooc:=COUNTIF([.O$7:.O$1014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4];[.$K4])" office:value-type="float" office:value="0">
            <text:p>0</text:p>
          </table:table-cell>
          <table:table-cell table:style-name="ce125" table:formula="oooc:=COUNTIF([.M$7:.M$1014];[.$K4])" office:value-type="float" office:value="0">
            <text:p>0</text:p>
          </table:table-cell>
          <table:table-cell table:style-name="ce125" table:formula="oooc:=COUNTIF([.N$7:.N$1014];[.$K4])" office:value-type="float" office:value="0">
            <text:p>0</text:p>
          </table:table-cell>
          <table:table-cell table:style-name="ce125" table:formula="oooc:=COUNTIF([.O$7:.O$1014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14];[.$K5])" office:value-type="float" office:value="0">
            <text:p>0</text:p>
          </table:table-cell>
          <table:table-cell table:style-name="ce125" table:formula="oooc:=COUNTIF([.M$7:.M$1014];[.$K5])" office:value-type="float" office:value="0">
            <text:p>0</text:p>
          </table:table-cell>
          <table:table-cell table:style-name="ce125" table:formula="oooc:=COUNTIF([.N$7:.N$1014];[.$K5])" office:value-type="float" office:value="0">
            <text:p>0</text:p>
          </table:table-cell>
          <table:table-cell table:style-name="ce125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4" office:value-type="string">
            <text:p>PLT_10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<text:span text:style-name="T21">Display</text:span></text:p>
          </table:table-cell>
          <table:table-cell table:style-name="ce51" office:value-type="string">
            <text:p>Show Dashboard form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PLT_10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Dashboard\<text:span text:style-name="T21">Display</text:span>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4" office:value-type="string">
            <text:p>PLT_11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3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with all gadget default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14" office:value-type="string">
            <text:p>- New gadget is added successfully into dashboard </text:p>
          </table:table-cell>
          <table:table-cell table:style-name="ce136"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4" office:value-type="string">
            <text:p>PLT_1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Leave URL bank</text:p>
            <text:p>- Click <text:span text:style-name="T7">Add Gadget</text:span></text:p>
          </table:table-cell>
          <table:table-cell table:style-name="ce214" office:value-type="string">
            <text:p>- Show message alerts text field is required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4" office:value-type="string">
            <text:p>PLT_1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4" office:value-type="string">
            <text:p>- Show message alerts The inputed url is invalid! Please enter a correct url of gadget's xml or RSS feed !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4" office:value-type="string">
            <text:p>PLT_1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3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4" office:value-type="string">
            <text:p>PLT_1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2" office:value-type="string">
            <text:p>- Show message alerts The url is invalid. Please enter a correct url of a gadget xml or of an RSS feed. 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4" office:value-type="string">
            <text:p>PLT_12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71" office:value-type="string">
            <text:p>Drag &amp; drop gadget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32" office:value-type="string">
            <text:p>Step 4: drag and drop portlet into space</text:p>
          </table:table-cell>
          <table:table-cell table:style-name="ce142" office:value-type="string">
            <text:p>Click Gadget in the left pane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4" office:value-type="string">
            <text:p>PLT_1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7" office:value-type="string">
            <text:p>Change position of gadget in Dashboard 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4" office:value-type="string">
            <text:p>PLT_1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33" office:value-type="string">
            <text:p>Step 4: Change position of gadget</text:p>
          </table:table-cell>
          <table:table-cell table:style-name="ce220" office:value-type="string">
            <text:p>Select a gadget in Gadget Container in the right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table:style-name="ce136"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number-columns-repeated="238"/>
        </table:table-row>
        <table:table-row table:style-name="ro7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4" office:value-type="string">
            <text:p>PLT_13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133" office:value-type="string">
            <text:p>Add new tab for Dashboard</text:p>
          </table:table-cell>
          <table:table-cell table:style-name="ce133" office:value-type="string">
            <text:p>Step 3: Add new tab with valid value</text:p>
          </table:table-cell>
          <table:table-cell table:style-name="ce133" office:value-type="string">
            <text:p>- Click corresponding cross (+) icon on Tabbed Dashboard Portlet</text:p>
            <text:p>- Input name for new tab and click enter</text:p>
          </table:table-cell>
          <table:table-cell table:style-name="ce133" office:value-type="string">
            <text:p>- New tab is added for dashboard successfully</text:p>
          </table:table-cell>
          <table:table-cell table:style-name="ce136" office:value-type="string">
            <text:p>Medium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4" office:value-type="string">
            <text:p>PLT_1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5" office:value-type="string">
            <text:p>Add new tab for Dashboard starts with number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3" office:value-type="string">
            <text:p>Step 3: Add new tab start with number</text:p>
          </table:table-cell>
          <table:table-cell table:style-name="ce133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4" office:value-type="string">
            <text:p>PLT_1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 starts with </text:span><text:span text:style-name="T44"><text:s/>underscore, </text:span><text:span text:style-name="T45">dash</text:span><text:span text:style-name="T44"> and dot</text:span>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 starts with </text:span><text:span text:style-name="T44"><text:s/>underscore, </text:span><text:span text:style-name="T45">dash</text:span><text:span text:style-name="T44"> and dot</text:span></text:p>
          </table:table-cell>
          <table:table-cell table:style-name="ce133" office:value-type="string">
            <text:p>Step 3: Add new tab start <text:span text:style-name="T44">with <text:s/></text:span><text:span text:style-name="T44">underscore, </text:span><text:span text:style-name="T45">dash</text:span><text:span text:style-name="T44"> and dot</text:span></text:p>
          </table:table-cell>
          <table:table-cell table:style-name="ce133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4" office:value-type="string">
            <text:p>PLT_1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33" office:value-type="string">
            <text:p>Step 3: Add new tab contains special characters</text:p>
          </table:table-cell>
          <table:table-cell table:style-name="ce133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4" office:value-type="string">
            <text:p>PLT_1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7" office:value-type="string">
            <text:p><text:span text:style-name="T11">Add new tab for Dashboard </text:span>when name over 50 character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when name over 50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<text:span text:style-name="T44">Add new tab for Dashboard</text:span><text:span text:style-name="T11"> </text:span>when name over 50 characters</text:p>
          </table:table-cell>
          <table:table-cell table:style-name="ce133" office:value-type="string">
            <text:p>Step 3: Add new tab over 50 characters</text:p>
          </table:table-cell>
          <table:table-cell table:style-name="ce133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3" office:value-type="string">
            <text:p>- New tab is added for dashboard successfully and not exceed 50 characters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4" office:value-type="string">
            <text:p>PLT_1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82" office:value-type="string">
            <text:p>Add new tab for Dashboard includes some spac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4" office:value-type="string">
            <text:p>PLT_1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33" office:value-type="string">
            <text:p>Step 3: Add new tab includes some spaces</text:p>
          </table:table-cell>
          <table:table-cell table:style-name="ce133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3" office:value-type="string">
            <text:p>Show message alert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4" office:value-type="string">
            <text:p>PLT_14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25" office:value-type="string">
            <text:p>Edit tab for Dashboard with valid valu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29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and click enter</text:p>
          </table:table-cell>
          <table:table-cell table:style-name="ce234" office:value-type="string">
            <text:p>Edit name for tab successfully. Tab is displayed <text:s/>with edited name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4" office:value-type="string">
            <text:p>PLT_14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230" office:value-type="string">
            <text:p>Edit tab for Dashboard with invalid valu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with invalid values( start with number, <text:span text:style-name="T44">underscore, </text:span><text:span text:style-name="T45">dash</text:span><text:span text:style-name="T44"> and dot and contain special </text:span><text:span text:style-name="T44">characters)</text:span>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4" office:value-type="string">
            <text:p>PLT_14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30" office:value-type="string">
            <text:p>Edit tab for Dashboard with some spac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4" office:value-type="string">
            <text:p>PLT_14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includes some space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4" office:value-type="string">
            <text:p>PLT_15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230" office:value-type="string">
            <text:p>Delete tab for Dashboar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OK</text:span><text:span text:style-name="T46"> to confirm</text:span></text:p>
          </table:table-cell>
          <table:table-cell table:style-name="ce234" office:value-type="string">
            <text:p>Delete tab successfully, deleted tab disappears in Dashboard page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4" office:value-type="string">
            <text:p>PLT_15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5" office:value-type="string">
            <text:p>Delete tab for Dashboard without confirmation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Cancel</text:span><text:span text:style-name="T46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4" office:value-type="string">
            <text:p>PLT_15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4" office:value-type="string">
            <text:p>PLT_15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33" office:value-type="string">
            <text:p>Step 3: Delete the last tab for Dashboard</text:p>
          </table:table-cell>
          <table:table-cell table:style-name="ce133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6"> to confirm</text:span></text:p>
          </table:table-cell>
          <table:table-cell table:style-name="ce170" office:value-type="string">
            <text:p>Show message alert Can not </text:p>
            <text:p>delete the last tab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8"/>
        <table:table-column table:style-name="co38" table:default-cell-style-name="ce241"/>
        <table:table-column table:style-name="co39" table:default-cell-style-name="ce244"/>
        <table:table-column table:style-name="co40" table:default-cell-style-name="ce244"/>
        <table:table-column table:style-name="co41" table:default-cell-style-name="ce244"/>
        <table:table-column table:style-name="co10" table:default-cell-style-name="ce246"/>
        <table:table-column table:style-name="co10" table:number-columns-repeated="243" table:default-cell-style-name="ce248"/>
        <table:table-row table:style-name="ro12">
          <table:table-cell table:style-name="ce236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0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7"/>
          <table:covered-table-cell table:number-columns-repeated="4" table:style-name="ce240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3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1" office:value-type="string">
            <text:p>Account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3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1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7]=[.$A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7]=[.$A6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7]=[.$A7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7]=[.$A8])*([Organization.A$5:Organization.A$997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3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7]=[.$A9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7]=[.$A10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7]=[.$A11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7]=[.$A12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7]=[.$A13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7]=[.$A14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7]=[.$A1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3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7]=[.$A16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7]=[.$A17])*([Organization.A$5:Organization.A$997]&lt;&gt;&quot;&quot;))" office:value-type="float" office:value="6">
            <text:p>6</text:p>
          </table:table-cell>
          <table:table-cell table:number-columns-repeated="243"/>
        </table:table-row>
        <table:table-row table:style-name="ro43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7]=[.$A18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7]=[.$A19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3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3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4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3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1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1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1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5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5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5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5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5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5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1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5">
          <table:table-cell table:style-name="ce239" office:value-type="string" table:number-columns-spanned="5" table:number-rows-spanned="1">
            <text:p>Total</text:p>
          </table:table-cell>
          <table:covered-table-cell table:number-columns-repeated="4" table:style-name="ce96"/>
          <table:table-cell table:style-name="ce247" table:formula="oooc:=SUM([.F4:.F54])" office:value-type="float" office:value="255">
            <text:p>255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6/08/2010</text:date>, <text:time>11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6-08T11:27:22</dc:date>
    <dc:language>en-US</dc:language>
    <meta:editing-cycles>459</meta:editing-cycles>
    <meta:editing-duration>P7DT2H21M35S</meta:editing-duration>
    <meta:user-defined meta:name="Info 1"/>
    <meta:user-defined meta:name="Info 2"/>
    <meta:user-defined meta:name="Info 3"/>
    <meta:user-defined meta:name="Info 4"/>
    <meta:document-statistic meta:table-count="9" meta:cell-count="7848" meta:object-count="6"/>
  </office:meta>
</office:document-meta>
</file>